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2" svg:font-family="'Liberation Serif'" style:font-pitch="variable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35cm" table:align="right"/>
    </style:style>
    <style:style style:name="Tabla1.A" style:family="table-column">
      <style:table-column-properties style:column-width="0.596cm"/>
    </style:style>
    <style:style style:name="Tabla1.B" style:family="table-column">
      <style:table-column-properties style:column-width="18.039cm"/>
    </style:style>
    <style:style style:name="Tabla1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1.B1" style:family="table-cell">
      <style:table-cell-properties fo:padding="0.097cm" fo:border="0.05pt solid #ff0000"/>
    </style:style>
    <style:style style:name="Tabla2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2.A" style:family="table-column">
      <style:table-column-properties style:column-width="2.69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0.416cm"/>
    </style:style>
    <style:style style:name="Tabla2.D" style:family="table-column">
      <style:table-column-properties style:column-width="2.092cm"/>
    </style:style>
    <style:style style:name="Tabla2.E" style:family="table-column">
      <style:table-column-properties style:column-width="0.092cm"/>
    </style:style>
    <style:style style:name="Tabla2.F" style:family="table-column">
      <style:table-column-properties style:column-width="3.616cm"/>
    </style:style>
    <style:style style:name="Tabla2.G" style:family="table-column">
      <style:table-column-properties style:column-width="0.771cm"/>
    </style:style>
    <style:style style:name="Tabla2.H" style:family="table-column">
      <style:table-column-properties style:column-width="1.411cm"/>
    </style:style>
    <style:style style:name="Tabla2.I" style:family="table-column">
      <style:table-column-properties style:column-width="0.773cm"/>
    </style:style>
    <style:style style:name="Tabla2.J" style:family="table-column">
      <style:table-column-properties style:column-width="1.741cm"/>
    </style:style>
    <style:style style:name="Tabla2.K" style:family="table-column">
      <style:table-column-properties style:column-width="2.619cm"/>
    </style:style>
    <style:style style:name="Tabla2.1" style:family="table-row">
      <style:table-row-properties style:min-row-height="1.499cm"/>
    </style:style>
    <style:style style:name="Tabla2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2.J1" style:family="table-cell">
      <style:table-cell-properties fo:padding="0.097cm" fo:border="0.05pt solid #ff0000"/>
    </style:style>
    <style:style style:name="Tabla2.A2" style:family="table-cell">
      <style:table-cell-properties fo:padding="0.097cm" fo:border-left="0.05pt solid #ff0000" fo:border-right="none" fo:border-top="none" fo:border-bottom="0.05pt solid #ff0000"/>
    </style:style>
    <style:style style:name="Tabla2.F2" style:family="table-cell">
      <style:table-cell-properties fo:padding="0.097cm" fo:border-left="1.75pt solid #ff0000" fo:border-right="1.75pt solid #ff0000" fo:border-top="0.05pt solid #ff0000" fo:border-bottom="1.75pt solid #ff0000"/>
    </style:style>
    <style:style style:name="Tabla2.3" style:family="table-row">
      <style:table-row-properties style:min-row-height="1.318cm"/>
    </style:style>
    <style:style style:name="Tabla2.4" style:family="table-row">
      <style:table-row-properties style:min-row-height="1.071cm"/>
    </style:style>
    <style:style style:name="Tabla2.F4" style:family="table-cell">
      <style:table-cell-properties fo:padding="0.097cm" fo:border-left="1.75pt solid #ff0000" fo:border-right="1.75pt solid #ff0000" fo:border-top="none" fo:border-bottom="1.75pt solid #ff0000"/>
    </style:style>
    <style:style style:name="Tabla2.5" style:family="table-row">
      <style:table-row-properties style:min-row-height="0.603cm"/>
    </style:style>
    <style:style style:name="Tabla2.6" style:family="table-row">
      <style:table-row-properties style:min-row-height="9.033cm" fo:background-color="transparent" fo:keep-together="auto">
        <style:background-image/>
      </style:table-row-properties>
    </style:style>
    <style:style style:name="Tabla2.G6" style:family="table-cell">
      <style:table-cell-properties style:vertical-align="" fo:background-color="transparent" fo:padding="0.097cm" fo:border-left="0.05pt solid #ff0000" fo:border-right="none" fo:border-top="none" fo:border-bottom="0.05pt solid #ff0000" style:writing-mode="page">
        <style:background-image/>
      </style:table-cell-properties>
    </style:style>
    <style:style style:name="Tabla2.K6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7" style:family="table-row">
      <style:table-row-properties style:min-row-height="1.014cm" fo:background-color="transparent" fo:keep-together="auto">
        <style:background-image/>
      </style:table-row-properties>
    </style:style>
    <style:style style:name="Tabla2.K7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8" style:family="table-row">
      <style:table-row-properties style:min-row-height="0.176cm"/>
    </style:style>
    <style:style style:name="Tabla2.K8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9" style:family="table-row">
      <style:table-row-properties style:min-row-height="2.055cm"/>
    </style:style>
    <style:style style:name="Tabla2.G9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G10" style:family="table-cell">
      <style:table-cell-properties fo:padding="0.097cm" fo:border="1.75pt solid #ff0000"/>
    </style:style>
    <style:style style:name="Tabla2.11" style:family="table-row">
      <style:table-row-properties style:min-row-height="3.815cm"/>
    </style:style>
    <style:style style:name="Tabla2.G11" style:family="table-cell">
      <style:table-cell-properties fo:padding="0.097cm" fo:border="1.75pt solid #ff0000"/>
    </style:style>
    <style:style style:name="Tabla2.12" style:family="table-row">
      <style:table-row-properties style:min-row-height="0.956cm"/>
    </style:style>
    <style:style style:name="Tabla2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13" style:family="table-row">
      <style:table-row-properties style:min-row-height="2.369cm"/>
    </style:style>
    <style:style style:name="Tabla2.A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D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H13" style:family="table-cell">
      <style:table-cell-properties fo:padding="0.097cm" fo:border="1.75pt solid #ff0000"/>
    </style:style>
    <style:style style:name="Tabla3" style:family="table">
      <style:table-properties style:width="7.687cm" table:align="left"/>
    </style:style>
    <style:style style:name="Tabla3.A" style:family="table-column">
      <style:table-column-properties style:column-width="2.395cm"/>
    </style:style>
    <style:style style:name="Tabla3.B" style:family="table-column">
      <style:table-column-properties style:column-width="0.397cm"/>
    </style:style>
    <style:style style:name="Tabla3.C" style:family="table-column">
      <style:table-column-properties style:column-width="1.207cm"/>
    </style:style>
    <style:style style:name="Tabla3.D" style:family="table-column">
      <style:table-column-properties style:column-width="0.365cm"/>
    </style:style>
    <style:style style:name="Tabla3.E" style:family="table-column">
      <style:table-column-properties style:column-width="1.048cm"/>
    </style:style>
    <style:style style:name="Tabla3.F" style:family="table-column">
      <style:table-column-properties style:column-width="1.139cm"/>
    </style:style>
    <style:style style:name="Tabla3.G" style:family="table-column">
      <style:table-column-properties style:column-width="1.136cm"/>
    </style:style>
    <style:style style:name="Tabla3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3.F1" style:family="table-cell">
      <style:table-cell-properties fo:padding="0.097cm" fo:border="0.05pt solid #ff0000"/>
    </style:style>
    <style:style style:name="Tabla3.2" style:family="table-row">
      <style:table-row-properties style:min-row-height="0.829cm"/>
    </style:style>
    <style:style style:name="Tabla3.A2" style:family="table-cell">
      <style:table-cell-properties fo:padding="0.097cm" fo:border-left="0.05pt solid #ff0000" fo:border-right="none" fo:border-top="none" fo:border-bottom="0.05pt solid #ff0000"/>
    </style:style>
    <style:style style:name="Tabla3.G2" style:family="table-cell">
      <style:table-cell-properties fo:padding="0.097cm" fo:border-left="0.05pt solid #ff0000" fo:border-right="0.05pt solid #ff0000" fo:border-top="none" fo:border-bottom="0.05pt solid #ff0000"/>
    </style:style>
    <style:style style:name="Tabla3.3" style:family="table-row">
      <style:table-row-properties style:min-row-height="0.737cm"/>
    </style:style>
    <style:style style:name="Tabla3.4" style:family="table-row">
      <style:table-row-properties style:min-row-height="0.504cm"/>
    </style:style>
    <style:style style:name="Tabla3.5" style:family="table-row">
      <style:table-row-properties style:min-row-height="0.295cm"/>
    </style:style>
    <style:style style:name="Tabla4" style:family="table">
      <style:table-properties style:width="18.635cm" table:align="right"/>
    </style:style>
    <style:style style:name="Tabla4.A" style:family="table-column">
      <style:table-column-properties style:column-width="0.596cm"/>
    </style:style>
    <style:style style:name="Tabla4.B" style:family="table-column">
      <style:table-column-properties style:column-width="18.039cm"/>
    </style:style>
    <style:style style:name="Tabla4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4.B1" style:family="table-cell">
      <style:table-cell-properties fo:padding="0.097cm" fo:border="0.05pt solid #0000cc"/>
    </style:style>
    <style:style style:name="Tabla5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5.A" style:family="table-column">
      <style:table-column-properties style:column-width="2.69cm"/>
    </style:style>
    <style:style style:name="Tabla5.B" style:family="table-column">
      <style:table-column-properties style:column-width="2.406cm"/>
    </style:style>
    <style:style style:name="Tabla5.C" style:family="table-column">
      <style:table-column-properties style:column-width="0.416cm"/>
    </style:style>
    <style:style style:name="Tabla5.D" style:family="table-column">
      <style:table-column-properties style:column-width="2.092cm"/>
    </style:style>
    <style:style style:name="Tabla5.E" style:family="table-column">
      <style:table-column-properties style:column-width="0.092cm"/>
    </style:style>
    <style:style style:name="Tabla5.F" style:family="table-column">
      <style:table-column-properties style:column-width="3.616cm"/>
    </style:style>
    <style:style style:name="Tabla5.G" style:family="table-column">
      <style:table-column-properties style:column-width="0.771cm"/>
    </style:style>
    <style:style style:name="Tabla5.H" style:family="table-column">
      <style:table-column-properties style:column-width="1.411cm"/>
    </style:style>
    <style:style style:name="Tabla5.I" style:family="table-column">
      <style:table-column-properties style:column-width="0.773cm"/>
    </style:style>
    <style:style style:name="Tabla5.J" style:family="table-column">
      <style:table-column-properties style:column-width="1.741cm"/>
    </style:style>
    <style:style style:name="Tabla5.K" style:family="table-column">
      <style:table-column-properties style:column-width="2.619cm"/>
    </style:style>
    <style:style style:name="Tabla5.1" style:family="table-row">
      <style:table-row-properties style:min-row-height="1.499cm"/>
    </style:style>
    <style:style style:name="Tabla5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5.J1" style:family="table-cell">
      <style:table-cell-properties fo:padding="0.097cm" fo:border="0.05pt solid #0000cc"/>
    </style:style>
    <style:style style:name="Tabla5.A2" style:family="table-cell">
      <style:table-cell-properties fo:padding="0.097cm" fo:border-left="0.05pt solid #0000cc" fo:border-right="none" fo:border-top="none" fo:border-bottom="0.05pt solid #0000cc"/>
    </style:style>
    <style:style style:name="Tabla5.3" style:family="table-row">
      <style:table-row-properties style:min-row-height="1.318cm"/>
    </style:style>
    <style:style style:name="Tabla5.4" style:family="table-row">
      <style:table-row-properties style:min-row-height="1.071cm"/>
    </style:style>
    <style:style style:name="Tabla5.F4" style:family="table-cell">
      <style:table-cell-properties fo:padding="0.097cm" fo:border-left="0.05pt solid #0000cc" fo:border-right="0.05pt solid #0000cc" fo:border-top="none" fo:border-bottom="1.75pt solid #0000cc"/>
    </style:style>
    <style:style style:name="Tabla5.5" style:family="table-row">
      <style:table-row-properties style:min-row-height="0.603cm"/>
    </style:style>
    <style:style style:name="Tabla5.6" style:family="table-row">
      <style:table-row-properties style:min-row-height="9.033cm" fo:background-color="transparent" fo:keep-together="auto">
        <style:background-image/>
      </style:table-row-properties>
    </style:style>
    <style:style style:name="Tabla5.G6" style:family="table-cell">
      <style:table-cell-properties style:vertical-align="" fo:background-color="transparent" fo:padding="0.097cm" fo:border-left="0.05pt solid #0000cc" fo:border-right="none" fo:border-top="none" fo:border-bottom="0.05pt solid #0000cc" style:writing-mode="page">
        <style:background-image/>
      </style:table-cell-properties>
    </style:style>
    <style:style style:name="Tabla5.K6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7" style:family="table-row">
      <style:table-row-properties style:min-row-height="1.014cm" fo:background-color="transparent" fo:keep-together="auto">
        <style:background-image/>
      </style:table-row-properties>
    </style:style>
    <style:style style:name="Tabla5.K7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8" style:family="table-row">
      <style:table-row-properties style:min-row-height="0.176cm"/>
    </style:style>
    <style:style style:name="Tabla5.K8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9" style:family="table-row">
      <style:table-row-properties style:min-row-height="2.055cm"/>
    </style:style>
    <style:style style:name="Tabla5.G10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1" style:family="table-row">
      <style:table-row-properties style:min-row-height="3.815cm"/>
    </style:style>
    <style:style style:name="Tabla5.G11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2" style:family="table-row">
      <style:table-row-properties style:min-row-height="0.956cm"/>
    </style:style>
    <style:style style:name="Tabla5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5.13" style:family="table-row">
      <style:table-row-properties style:min-row-height="2.369cm"/>
    </style:style>
    <style:style style:name="Tabla5.A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D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H13" style:family="table-cell">
      <style:table-cell-properties fo:padding="0.097cm" fo:border="1.75pt solid #0000cc"/>
    </style:style>
    <style:style style:name="Tabla6" style:family="table">
      <style:table-properties style:width="7.687cm" table:align="left"/>
    </style:style>
    <style:style style:name="Tabla6.A" style:family="table-column">
      <style:table-column-properties style:column-width="2.395cm"/>
    </style:style>
    <style:style style:name="Tabla6.B" style:family="table-column">
      <style:table-column-properties style:column-width="0.397cm"/>
    </style:style>
    <style:style style:name="Tabla6.C" style:family="table-column">
      <style:table-column-properties style:column-width="1.207cm"/>
    </style:style>
    <style:style style:name="Tabla6.D" style:family="table-column">
      <style:table-column-properties style:column-width="0.365cm"/>
    </style:style>
    <style:style style:name="Tabla6.E" style:family="table-column">
      <style:table-column-properties style:column-width="1.048cm"/>
    </style:style>
    <style:style style:name="Tabla6.F" style:family="table-column">
      <style:table-column-properties style:column-width="1.139cm"/>
    </style:style>
    <style:style style:name="Tabla6.G" style:family="table-column">
      <style:table-column-properties style:column-width="1.136cm"/>
    </style:style>
    <style:style style:name="Tabla6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6.F1" style:family="table-cell">
      <style:table-cell-properties fo:padding="0.097cm" fo:border="0.05pt solid #0000cc"/>
    </style:style>
    <style:style style:name="Tabla6.2" style:family="table-row">
      <style:table-row-properties style:min-row-height="0.829cm"/>
    </style:style>
    <style:style style:name="Tabla6.A2" style:family="table-cell">
      <style:table-cell-properties fo:padding="0.097cm" fo:border-left="0.05pt solid #0000cc" fo:border-right="none" fo:border-top="none" fo:border-bottom="0.05pt solid #0000cc"/>
    </style:style>
    <style:style style:name="Tabla6.G2" style:family="table-cell">
      <style:table-cell-properties fo:padding="0.097cm" fo:border-left="0.05pt solid #0000cc" fo:border-right="0.05pt solid #0000cc" fo:border-top="none" fo:border-bottom="0.05pt solid #0000cc"/>
    </style:style>
    <style:style style:name="Tabla6.3" style:family="table-row">
      <style:table-row-properties style:min-row-height="0.737cm"/>
    </style:style>
    <style:style style:name="Tabla6.4" style:family="table-row">
      <style:table-row-properties style:min-row-height="0.504cm"/>
    </style:style>
    <style:style style:name="Tabla6.5" style:family="table-row">
      <style:table-row-properties style:min-row-height="0.295cm"/>
    </style:style>
    <style:style style:name="Tabla7" style:family="table">
      <style:table-properties style:width="18.635cm" fo:break-before="page" table:align="right"/>
    </style:style>
    <style:style style:name="Tabla7.A" style:family="table-column">
      <style:table-column-properties style:column-width="0.596cm"/>
    </style:style>
    <style:style style:name="Tabla7.B" style:family="table-column">
      <style:table-column-properties style:column-width="18.039cm"/>
    </style:style>
    <style:style style:name="Tabla7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7.B1" style:family="table-cell">
      <style:table-cell-properties fo:padding="0.097cm" fo:border="0.05pt solid #009900"/>
    </style:style>
    <style:style style:name="Tabla8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8.A" style:family="table-column">
      <style:table-column-properties style:column-width="2.69cm"/>
    </style:style>
    <style:style style:name="Tabla8.B" style:family="table-column">
      <style:table-column-properties style:column-width="2.406cm"/>
    </style:style>
    <style:style style:name="Tabla8.C" style:family="table-column">
      <style:table-column-properties style:column-width="0.416cm"/>
    </style:style>
    <style:style style:name="Tabla8.D" style:family="table-column">
      <style:table-column-properties style:column-width="2.092cm"/>
    </style:style>
    <style:style style:name="Tabla8.E" style:family="table-column">
      <style:table-column-properties style:column-width="0.092cm"/>
    </style:style>
    <style:style style:name="Tabla8.F" style:family="table-column">
      <style:table-column-properties style:column-width="3.616cm"/>
    </style:style>
    <style:style style:name="Tabla8.G" style:family="table-column">
      <style:table-column-properties style:column-width="0.771cm"/>
    </style:style>
    <style:style style:name="Tabla8.H" style:family="table-column">
      <style:table-column-properties style:column-width="1.411cm"/>
    </style:style>
    <style:style style:name="Tabla8.I" style:family="table-column">
      <style:table-column-properties style:column-width="0.773cm"/>
    </style:style>
    <style:style style:name="Tabla8.J" style:family="table-column">
      <style:table-column-properties style:column-width="1.741cm"/>
    </style:style>
    <style:style style:name="Tabla8.K" style:family="table-column">
      <style:table-column-properties style:column-width="2.619cm"/>
    </style:style>
    <style:style style:name="Tabla8.1" style:family="table-row">
      <style:table-row-properties style:min-row-height="1.499cm"/>
    </style:style>
    <style:style style:name="Tabla8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8.J1" style:family="table-cell">
      <style:table-cell-properties fo:padding="0.097cm" fo:border="0.05pt solid #009900"/>
    </style:style>
    <style:style style:name="Tabla8.A2" style:family="table-cell">
      <style:table-cell-properties fo:padding="0.097cm" fo:border-left="0.05pt solid #009900" fo:border-right="none" fo:border-top="none" fo:border-bottom="0.05pt solid #009900"/>
    </style:style>
    <style:style style:name="Tabla8.F2" style:family="table-cell">
      <style:table-cell-properties fo:padding="0.097cm" fo:border-left="0.05pt solid #009900" fo:border-right="0.05pt solid #009900" fo:border-top="none" fo:border-bottom="0.05pt solid #009900"/>
    </style:style>
    <style:style style:name="Tabla8.3" style:family="table-row">
      <style:table-row-properties style:min-row-height="1.318cm"/>
    </style:style>
    <style:style style:name="Tabla8.4" style:family="table-row">
      <style:table-row-properties style:min-row-height="1.071cm"/>
    </style:style>
    <style:style style:name="Tabla8.5" style:family="table-row">
      <style:table-row-properties style:min-row-height="0.603cm"/>
    </style:style>
    <style:style style:name="Tabla8.6" style:family="table-row">
      <style:table-row-properties style:min-row-height="9.033cm" fo:background-color="transparent" fo:keep-together="auto">
        <style:background-image/>
      </style:table-row-properties>
    </style:style>
    <style:style style:name="Tabla8.G6" style:family="table-cell">
      <style:table-cell-properties style:vertical-align="" fo:background-color="transparent" fo:padding="0.097cm" fo:border-left="0.05pt solid #009900" fo:border-right="none" fo:border-top="none" fo:border-bottom="0.05pt solid #009900" style:writing-mode="page">
        <style:background-image/>
      </style:table-cell-properties>
    </style:style>
    <style:style style:name="Tabla8.7" style:family="table-row">
      <style:table-row-properties style:min-row-height="1.014cm" fo:background-color="transparent" fo:keep-together="auto">
        <style:background-image/>
      </style:table-row-properties>
    </style:style>
    <style:style style:name="Tabla8.8" style:family="table-row">
      <style:table-row-properties style:min-row-height="0.176cm"/>
    </style:style>
    <style:style style:name="Tabla8.9" style:family="table-row">
      <style:table-row-properties style:min-row-height="2.055cm"/>
    </style:style>
    <style:style style:name="Tabla8.11" style:family="table-row">
      <style:table-row-properties style:min-row-height="3.815cm"/>
    </style:style>
    <style:style style:name="Tabla8.12" style:family="table-row">
      <style:table-row-properties style:min-row-height="0.956cm"/>
    </style:style>
    <style:style style:name="Tabla8.13" style:family="table-row">
      <style:table-row-properties style:min-row-height="2.369cm"/>
    </style:style>
    <style:style style:name="Tabla9" style:family="table">
      <style:table-properties style:width="7.687cm" table:align="left"/>
    </style:style>
    <style:style style:name="Tabla9.A" style:family="table-column">
      <style:table-column-properties style:column-width="2.395cm"/>
    </style:style>
    <style:style style:name="Tabla9.B" style:family="table-column">
      <style:table-column-properties style:column-width="0.397cm"/>
    </style:style>
    <style:style style:name="Tabla9.C" style:family="table-column">
      <style:table-column-properties style:column-width="1.207cm"/>
    </style:style>
    <style:style style:name="Tabla9.D" style:family="table-column">
      <style:table-column-properties style:column-width="0.365cm"/>
    </style:style>
    <style:style style:name="Tabla9.E" style:family="table-column">
      <style:table-column-properties style:column-width="1.048cm"/>
    </style:style>
    <style:style style:name="Tabla9.F" style:family="table-column">
      <style:table-column-properties style:column-width="1.139cm"/>
    </style:style>
    <style:style style:name="Tabla9.G" style:family="table-column">
      <style:table-column-properties style:column-width="1.136cm"/>
    </style:style>
    <style:style style:name="Tabla9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9.F1" style:family="table-cell">
      <style:table-cell-properties fo:padding="0.097cm" fo:border="0.05pt solid #009900"/>
    </style:style>
    <style:style style:name="Tabla9.2" style:family="table-row">
      <style:table-row-properties style:min-row-height="0.829cm"/>
    </style:style>
    <style:style style:name="Tabla9.A2" style:family="table-cell">
      <style:table-cell-properties fo:padding="0.097cm" fo:border-left="0.05pt solid #009900" fo:border-right="none" fo:border-top="none" fo:border-bottom="0.05pt solid #009900"/>
    </style:style>
    <style:style style:name="Tabla9.G2" style:family="table-cell">
      <style:table-cell-properties fo:padding="0.097cm" fo:border-left="0.05pt solid #009900" fo:border-right="0.05pt solid #009900" fo:border-top="none" fo:border-bottom="0.05pt solid #009900"/>
    </style:style>
    <style:style style:name="Tabla9.3" style:family="table-row">
      <style:table-row-properties style:min-row-height="0.737cm"/>
    </style:style>
    <style:style style:name="Tabla9.4" style:family="table-row">
      <style:table-row-properties style:min-row-height="0.504cm"/>
    </style:style>
    <style:style style:name="Tabla9.5" style:family="table-row">
      <style:table-row-properties style:min-row-height="0.295cm"/>
    </style:style>
    <style:style style:name="Tabla10" style:family="table">
      <style:table-properties style:width="18.635cm" fo:break-before="page" table:align="right"/>
    </style:style>
    <style:style style:name="Tabla10.A" style:family="table-column">
      <style:table-column-properties style:column-width="0.596cm"/>
    </style:style>
    <style:style style:name="Tabla10.B" style:family="table-column">
      <style:table-column-properties style:column-width="18.039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11.A" style:family="table-column">
      <style:table-column-properties style:column-width="2.69cm"/>
    </style:style>
    <style:style style:name="Tabla11.B" style:family="table-column">
      <style:table-column-properties style:column-width="2.406cm"/>
    </style:style>
    <style:style style:name="Tabla11.C" style:family="table-column">
      <style:table-column-properties style:column-width="0.416cm"/>
    </style:style>
    <style:style style:name="Tabla11.D" style:family="table-column">
      <style:table-column-properties style:column-width="2.092cm"/>
    </style:style>
    <style:style style:name="Tabla11.E" style:family="table-column">
      <style:table-column-properties style:column-width="0.092cm"/>
    </style:style>
    <style:style style:name="Tabla11.F" style:family="table-column">
      <style:table-column-properties style:column-width="3.616cm"/>
    </style:style>
    <style:style style:name="Tabla11.G" style:family="table-column">
      <style:table-column-properties style:column-width="0.771cm"/>
    </style:style>
    <style:style style:name="Tabla11.H" style:family="table-column">
      <style:table-column-properties style:column-width="1.411cm"/>
    </style:style>
    <style:style style:name="Tabla11.I" style:family="table-column">
      <style:table-column-properties style:column-width="0.773cm"/>
    </style:style>
    <style:style style:name="Tabla11.J" style:family="table-column">
      <style:table-column-properties style:column-width="1.741cm"/>
    </style:style>
    <style:style style:name="Tabla11.K" style:family="table-column">
      <style:table-column-properties style:column-width="2.619cm"/>
    </style:style>
    <style:style style:name="Tabla11.1" style:family="table-row">
      <style:table-row-properties style:min-row-height="1.499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J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1.318cm"/>
    </style:style>
    <style:style style:name="Tabla11.4" style:family="table-row">
      <style:table-row-properties style:min-row-height="1.071cm"/>
    </style:style>
    <style:style style:name="Tabla11.5" style:family="table-row">
      <style:table-row-properties style:min-row-height="0.603cm"/>
    </style:style>
    <style:style style:name="Tabla11.6" style:family="table-row">
      <style:table-row-properties style:min-row-height="9.033cm" fo:background-color="transparent" fo:keep-together="auto">
        <style:background-image/>
      </style:table-row-properties>
    </style:style>
    <style:style style:name="Tabla11.G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7" style:family="table-row">
      <style:table-row-properties style:min-row-height="1.014cm" fo:background-color="transparent" fo:keep-together="auto">
        <style:background-image/>
      </style:table-row-properties>
    </style:style>
    <style:style style:name="Tabla11.8" style:family="table-row">
      <style:table-row-properties style:min-row-height="0.176cm"/>
    </style:style>
    <style:style style:name="Tabla11.9" style:family="table-row">
      <style:table-row-properties style:min-row-height="2.055cm"/>
    </style:style>
    <style:style style:name="Tabla11.11" style:family="table-row">
      <style:table-row-properties style:min-row-height="3.815cm"/>
    </style:style>
    <style:style style:name="Tabla11.12" style:family="table-row">
      <style:table-row-properties style:min-row-height="0.956cm"/>
    </style:style>
    <style:style style:name="Tabla11.13" style:family="table-row">
      <style:table-row-properties style:min-row-height="2.369cm"/>
    </style:style>
    <style:style style:name="Tabla12" style:family="table">
      <style:table-properties style:width="7.687cm" table:align="left"/>
    </style:style>
    <style:style style:name="Tabla12.A" style:family="table-column">
      <style:table-column-properties style:column-width="2.395cm"/>
    </style:style>
    <style:style style:name="Tabla12.B" style:family="table-column">
      <style:table-column-properties style:column-width="0.397cm"/>
    </style:style>
    <style:style style:name="Tabla12.C" style:family="table-column">
      <style:table-column-properties style:column-width="1.207cm"/>
    </style:style>
    <style:style style:name="Tabla12.D" style:family="table-column">
      <style:table-column-properties style:column-width="0.365cm"/>
    </style:style>
    <style:style style:name="Tabla12.E" style:family="table-column">
      <style:table-column-properties style:column-width="1.048cm"/>
    </style:style>
    <style:style style:name="Tabla12.F" style:family="table-column">
      <style:table-column-properties style:column-width="1.139cm"/>
    </style:style>
    <style:style style:name="Tabla12.G" style:family="table-column">
      <style:table-column-properties style:column-width="1.136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F1" style:family="table-cell">
      <style:table-cell-properties fo:padding="0.097cm" fo:border="0.05pt solid #000000"/>
    </style:style>
    <style:style style:name="Tabla12.2" style:family="table-row">
      <style:table-row-properties style:min-row-height="0.829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3" style:family="table-row">
      <style:table-row-properties style:min-row-height="0.737cm"/>
    </style:style>
    <style:style style:name="Tabla12.4" style:family="table-row">
      <style:table-row-properties style:min-row-height="0.504cm"/>
    </style:style>
    <style:style style:name="Tabla12.5" style:family="table-row">
      <style:table-row-properties style:min-row-height="0.295cm"/>
    </style:style>
    <style:style style:name="P1" style:family="paragraph" style:parent-style-name="Table_20_Contents"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6pt" officeooo:rsid="00290982" officeooo:paragraph-rsid="00290982" style:font-size-asian="6pt" style:font-size-complex="6pt"/>
    </style:style>
    <style:style style:name="P3" style:family="paragraph" style:parent-style-name="Table_20_Contents">
      <style:text-properties style:font-name="Arial" fo:font-size="6pt" officeooo:rsid="00290982" officeooo:paragraph-rsid="0058e783" style:font-size-asian="6pt" style:font-size-complex="6pt"/>
    </style:style>
    <style:style style:name="P4" style:family="paragraph" style:parent-style-name="Table_20_Contents">
      <style:text-properties style:font-name="Arial" fo:font-size="6pt" officeooo:rsid="00290982" officeooo:paragraph-rsid="005fb4cd" style:font-size-asian="6pt" style:font-size-complex="6pt"/>
    </style:style>
    <style:style style:name="P5" style:family="paragraph" style:parent-style-name="Table_20_Contents">
      <style:text-properties style:font-name="Arial" fo:font-size="6pt" officeooo:rsid="002ab806" officeooo:paragraph-rsid="002ab806" style:font-size-asian="6pt" style:font-size-complex="6pt"/>
    </style:style>
    <style:style style:name="P6" style:family="paragraph" style:parent-style-name="Table_20_Contents">
      <style:text-properties style:font-name="Arial" fo:font-size="6pt" officeooo:rsid="002ab806" officeooo:paragraph-rsid="0058e783" style:font-size-asian="6pt" style:font-size-complex="6pt"/>
    </style:style>
    <style:style style:name="P7" style:family="paragraph" style:parent-style-name="Table_20_Contents">
      <style:text-properties style:font-name="Arial" fo:font-size="6pt" officeooo:rsid="002ab806" officeooo:paragraph-rsid="005fb4cd" style:font-size-asian="6pt" style:font-size-complex="6pt"/>
    </style:style>
    <style:style style:name="P8" style:family="paragraph" style:parent-style-name="Table_20_Contents">
      <style:text-properties style:font-name="Arial" fo:font-size="6pt" officeooo:paragraph-rsid="0058e783" style:font-size-asian="6pt" style:font-size-complex="6pt"/>
    </style:style>
    <style:style style:name="P9" style:family="paragraph" style:parent-style-name="Table_20_Contents">
      <style:text-properties style:font-name="Arial" fo:font-size="6pt" officeooo:paragraph-rsid="005fb4cd" style:font-size-asian="6pt" style:font-size-complex="6pt"/>
    </style:style>
    <style:style style:name="P10" style:family="paragraph" style:parent-style-name="Table_20_Contents">
      <style:text-properties fo:color="#ce181e" style:font-name="Arial" fo:font-size="6pt" officeooo:rsid="001d0deb" officeooo:paragraph-rsid="001d0deb" style:font-size-asian="6pt" style:font-size-complex="6pt"/>
    </style:style>
    <style:style style:name="P11" style:family="paragraph" style:parent-style-name="Table_20_Contents">
      <style:text-properties fo:color="#ce181e" style:font-name="Arial" fo:font-size="6pt" officeooo:rsid="001d0deb" officeooo:paragraph-rsid="00278bc0" style:font-size-asian="6pt" style:font-size-complex="6pt"/>
    </style:style>
    <style:style style:name="P12" style:family="paragraph" style:parent-style-name="Table_20_Contents">
      <style:text-properties fo:color="#ce181e" style:font-name="Arial" fo:font-size="6pt" officeooo:rsid="001d0deb" officeooo:paragraph-rsid="0022da82" style:font-size-asian="6pt" style:font-size-complex="6pt"/>
    </style:style>
    <style:style style:name="P13" style:family="paragraph" style:parent-style-name="Table_20_Contents">
      <style:text-properties fo:color="#ce181e" style:font-name="Arial" fo:font-size="6pt" officeooo:rsid="0027e5d0" officeooo:paragraph-rsid="0027e5d0" style:font-size-asian="6pt" style:font-size-complex="6pt"/>
    </style:style>
    <style:style style:name="P14" style:family="paragraph" style:parent-style-name="Table_20_Contents">
      <style:text-properties fo:color="#ce181e" style:font-name="Arial" fo:font-size="6pt" officeooo:rsid="003263bd" officeooo:paragraph-rsid="003263bd" style:font-size-asian="6pt" style:font-size-complex="6pt"/>
    </style:style>
    <style:style style:name="P15" style:family="paragraph" style:parent-style-name="Table_20_Contents">
      <style:text-properties fo:color="#ce181e" style:font-name="Arial" fo:font-size="6pt" officeooo:rsid="0025cbf9" officeooo:paragraph-rsid="0025cbf9" style:font-size-asian="6pt" style:font-size-complex="6pt"/>
    </style:style>
    <style:style style:name="P16" style:family="paragraph" style:parent-style-name="Table_20_Contents">
      <style:text-properties fo:color="#ce181e" style:font-name="Arial" fo:font-size="6pt" officeooo:rsid="002689cf" officeooo:paragraph-rsid="00278bc0" style:font-size-asian="6pt" style:font-size-complex="6pt"/>
    </style:style>
    <style:style style:name="P17" style:family="paragraph" style:parent-style-name="Table_20_Contents">
      <style:text-properties fo:color="#ce181e" style:font-name="Arial" fo:font-size="6pt" officeooo:rsid="002689cf" officeooo:paragraph-rsid="002689cf" style:font-size-asian="6pt" style:font-size-complex="6pt"/>
    </style:style>
    <style:style style:name="P18" style:family="paragraph" style:parent-style-name="Table_20_Contents">
      <style:text-properties fo:color="#ce181e" style:font-name="Arial" fo:font-size="6pt" officeooo:rsid="002689cf" officeooo:paragraph-rsid="0053880b" style:font-size-asian="6pt" style:font-size-complex="6pt"/>
    </style:style>
    <style:style style:name="P19" style:family="paragraph" style:parent-style-name="Table_20_Contents">
      <style:text-properties fo:color="#ce181e" style:font-name="Arial" fo:font-size="6pt" officeooo:rsid="00278bc0" officeooo:paragraph-rsid="00278bc0" style:font-size-asian="6pt" style:font-size-complex="6pt"/>
    </style:style>
    <style:style style:name="P20" style:family="paragraph" style:parent-style-name="Table_20_Contents">
      <style:text-properties fo:color="#ce181e" style:font-name="Arial" fo:font-size="6pt" officeooo:rsid="0022da82" officeooo:paragraph-rsid="0022da82" style:font-size-asian="6pt" style:font-size-complex="6pt"/>
    </style:style>
    <style:style style:name="P21" style:family="paragraph" style:parent-style-name="Table_20_Contents">
      <style:text-properties fo:color="#ce181e" style:font-name="Arial" fo:font-size="6pt" officeooo:rsid="001ae2b9" officeooo:paragraph-rsid="001ae2b9" style:font-size-asian="6pt" style:font-size-complex="6pt"/>
    </style:style>
    <style:style style:name="P22" style:family="paragraph" style:parent-style-name="Table_20_Contents">
      <style:text-properties fo:color="#ce181e" style:font-name="Arial" fo:font-size="5pt" officeooo:rsid="001d0deb" officeooo:paragraph-rsid="001d0deb" style:font-size-asian="5pt" style:font-size-complex="5pt"/>
    </style:style>
    <style:style style:name="P23" style:family="paragraph" style:parent-style-name="Table_20_Contents">
      <style:text-properties fo:color="#ce181e" style:font-name="Arial" fo:font-size="5pt" officeooo:rsid="001e7724" officeooo:paragraph-rsid="001e7724" style:font-size-asian="5pt" style:font-size-complex="5pt"/>
    </style:style>
    <style:style style:name="P24" style:family="paragraph" style:parent-style-name="Table_20_Contents">
      <style:text-properties fo:color="#ce181e" style:font-name="Arial" fo:font-size="5pt" officeooo:rsid="001ae2b9" officeooo:paragraph-rsid="001ae2b9" style:font-size-asian="5pt" style:font-size-complex="5pt"/>
    </style:style>
    <style:style style:name="P25" style:family="paragraph" style:parent-style-name="Table_20_Contents">
      <style:text-properties fo:color="#ce181e" style:font-name="Arial" fo:font-size="4pt" officeooo:rsid="001ae2b9" officeooo:paragraph-rsid="001ae2b9" style:font-size-asian="4pt" style:font-size-complex="4pt"/>
    </style:style>
    <style:style style:name="P26" style:family="paragraph" style:parent-style-name="Table_20_Contents">
      <style:text-properties fo:color="#ce181e" style:font-name="Arial" fo:font-size="4pt" officeooo:rsid="001b360a" officeooo:paragraph-rsid="001b360a" style:font-size-asian="4pt" style:font-size-complex="4pt"/>
    </style:style>
    <style:style style:name="P27" style:family="paragraph" style:parent-style-name="Table_20_Contents">
      <style:text-properties fo:color="#ce181e" style:font-name="Arial" fo:font-size="15pt" fo:font-weight="bold" officeooo:rsid="001ae2b9" officeooo:paragraph-rsid="001ae2b9" style:font-size-asian="15pt" style:font-weight-asian="bold" style:font-size-complex="1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48d1a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8e783" style:font-size-asian="8pt" style:font-weight-asian="bold" style:font-size-complex="8pt" style:font-weight-complex="bold" loext:shadow="none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8d1a0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a29c5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5fb4cd" style:font-size-asian="8pt" style:font-weight-asian="bold" style:font-size-complex="8pt" style:font-weight-complex="bold" loext:shadow="none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4a29c5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4723e3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4764b3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5fb4c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4a29c5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07f3d" officeooo:paragraph-rsid="004a29c5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25e68" officeooo:paragraph-rsid="004a29c5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4a29c5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53a0a" officeooo:paragraph-rsid="004a29c5" style:font-size-asian="7pt" style:font-weight-asian="bold" style:font-size-complex="7pt" style:font-weight-complex="bold"/>
    </style:style>
    <style:style style:name="P43" style:family="paragraph" style:parent-style-name="Table_20_Contents">
      <style:text-properties fo:color="#0000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44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/>
    </style:style>
    <style:style style:name="P45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 loext:shadow="none"/>
    </style:style>
    <style:style style:name="P46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/>
    </style:style>
    <style:style style:name="P47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 loext:shadow="none"/>
    </style:style>
    <style:style style:name="P48" style:family="paragraph" style:parent-style-name="Table_20_Contents">
      <style:text-properties fo:color="#000000" style:font-name="Arial" fo:font-size="6pt" officeooo:rsid="0025cbf9" officeooo:paragraph-rsid="005fb4cd" style:font-size-asian="6pt" style:font-size-complex="6pt"/>
    </style:style>
    <style:style style:name="P49" style:family="paragraph" style:parent-style-name="Table_20_Contents">
      <style:text-properties fo:color="#000000" style:font-name="Arial" fo:font-size="6pt" officeooo:rsid="0027e5d0" officeooo:paragraph-rsid="005fb4cd" style:font-size-asian="6pt" style:font-size-complex="6pt"/>
    </style:style>
    <style:style style:name="P50" style:family="paragraph" style:parent-style-name="Table_20_Contents">
      <style:text-properties fo:color="#000000" style:font-name="Arial" fo:font-size="6pt" officeooo:rsid="003263bd" officeooo:paragraph-rsid="005fb4cd" style:font-size-asian="6pt" style:font-size-complex="6pt"/>
    </style:style>
    <style:style style:name="P51" style:family="paragraph" style:parent-style-name="Table_20_Contents">
      <style:text-properties fo:color="#000000" style:font-name="Arial" fo:font-size="6pt" officeooo:rsid="0022da82" officeooo:paragraph-rsid="005fb4cd" style:font-size-asian="6pt" style:font-size-complex="6pt"/>
    </style:style>
    <style:style style:name="P52" style:family="paragraph" style:parent-style-name="Table_20_Contents">
      <style:text-properties fo:color="#000000" style:font-name="Arial" fo:font-size="6pt" officeooo:rsid="00278bc0" officeooo:paragraph-rsid="005fb4cd" style:font-size-asian="6pt" style:font-size-complex="6pt"/>
    </style:style>
    <style:style style:name="P53" style:family="paragraph" style:parent-style-name="Table_20_Contents">
      <style:text-properties fo:color="#000000" style:font-name="Arial" fo:font-size="6pt" officeooo:rsid="001ae2b9" officeooo:paragraph-rsid="005fb4cd" style:font-size-asian="6pt" style:font-size-complex="6pt"/>
    </style:style>
    <style:style style:name="P54" style:family="paragraph" style:parent-style-name="Table_20_Contents">
      <style:text-properties fo:color="#000000" style:font-name="Arial" fo:font-size="5pt" officeooo:rsid="001d0deb" officeooo:paragraph-rsid="005fb4cd" style:font-size-asian="5pt" style:font-size-complex="5pt"/>
    </style:style>
    <style:style style:name="P55" style:family="paragraph" style:parent-style-name="Table_20_Contents">
      <style:text-properties fo:color="#000000" style:font-name="Arial" fo:font-size="5pt" officeooo:rsid="001e7724" officeooo:paragraph-rsid="005fb4cd" style:font-size-asian="5pt" style:font-size-complex="5pt"/>
    </style:style>
    <style:style style:name="P56" style:family="paragraph" style:parent-style-name="Table_20_Contents">
      <style:text-properties fo:color="#000000" style:font-name="Arial" fo:font-size="5pt" officeooo:rsid="001ae2b9" officeooo:paragraph-rsid="005fb4cd" style:font-size-asian="5pt" style:font-size-complex="5pt"/>
    </style:style>
    <style:style style:name="P57" style:family="paragraph" style:parent-style-name="Table_20_Contents">
      <style:text-properties fo:color="#000000" style:font-name="Arial" fo:font-size="4pt" officeooo:rsid="001ae2b9" officeooo:paragraph-rsid="005fb4cd" style:font-size-asian="4pt" style:font-size-complex="4pt"/>
    </style:style>
    <style:style style:name="P58" style:family="paragraph" style:parent-style-name="Table_20_Contents">
      <style:text-properties fo:color="#000000" style:font-name="Arial" fo:font-size="4pt" officeooo:rsid="001b360a" officeooo:paragraph-rsid="005fb4cd" style:font-size-asian="4pt" style:font-size-complex="4pt"/>
    </style:style>
    <style:style style:name="P59" style:family="paragraph" style:parent-style-name="Table_20_Contents">
      <style:text-properties fo:color="#000099" style:font-name="Arial" fo:font-size="5pt" officeooo:rsid="001ae2b9" officeooo:paragraph-rsid="0058e783" style:font-size-asian="5pt" style:font-size-complex="5pt"/>
    </style:style>
    <style:style style:name="P60" style:family="paragraph" style:parent-style-name="Table_20_Contents">
      <style:text-properties fo:color="#000099" style:font-name="Arial" fo:font-size="5pt" officeooo:rsid="001d0deb" officeooo:paragraph-rsid="0058e783" style:font-size-asian="5pt" style:font-size-complex="5pt"/>
    </style:style>
    <style:style style:name="P61" style:family="paragraph" style:parent-style-name="Table_20_Contents">
      <style:text-properties fo:color="#000099" style:font-name="Arial" fo:font-size="5pt" officeooo:rsid="001e7724" officeooo:paragraph-rsid="0058e783" style:font-size-asian="5pt" style:font-size-complex="5pt"/>
    </style:style>
    <style:style style:name="P62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/>
    </style:style>
    <style:style style:name="P63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 loext:shadow="none"/>
    </style:style>
    <style:style style:name="P64" style:family="paragraph" style:parent-style-name="Table_20_Contents">
      <style:text-properties fo:color="#000099" style:font-name="Arial" fo:font-size="6pt" officeooo:rsid="001ae2b9" officeooo:paragraph-rsid="0058e783" style:font-size-asian="6pt" style:font-size-complex="6pt"/>
    </style:style>
    <style:style style:name="P65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/>
    </style:style>
    <style:style style:name="P66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 loext:shadow="none"/>
    </style:style>
    <style:style style:name="P67" style:family="paragraph" style:parent-style-name="Table_20_Contents">
      <style:text-properties fo:color="#000099" style:font-name="Arial" fo:font-size="6pt" officeooo:rsid="0022da82" officeooo:paragraph-rsid="0058e783" style:font-size-asian="6pt" style:font-size-complex="6pt"/>
    </style:style>
    <style:style style:name="P68" style:family="paragraph" style:parent-style-name="Table_20_Contents">
      <style:text-properties fo:color="#000099" style:font-name="Arial" fo:font-size="6pt" officeooo:rsid="00278bc0" officeooo:paragraph-rsid="0058e783" style:font-size-asian="6pt" style:font-size-complex="6pt"/>
    </style:style>
    <style:style style:name="P69" style:family="paragraph" style:parent-style-name="Table_20_Contents">
      <style:text-properties fo:color="#000099" style:font-name="Arial" fo:font-size="6pt" officeooo:rsid="0025cbf9" officeooo:paragraph-rsid="0058e783" style:font-size-asian="6pt" style:font-size-complex="6pt"/>
    </style:style>
    <style:style style:name="P70" style:family="paragraph" style:parent-style-name="Table_20_Contents">
      <style:text-properties fo:color="#000099" style:font-name="Arial" fo:font-size="6pt" officeooo:rsid="003263bd" officeooo:paragraph-rsid="0058e783" style:font-size-asian="6pt" style:font-size-complex="6pt"/>
    </style:style>
    <style:style style:name="P71" style:family="paragraph" style:parent-style-name="Table_20_Contents">
      <style:text-properties fo:color="#000099" style:font-name="Arial" fo:font-size="6pt" officeooo:rsid="0027e5d0" officeooo:paragraph-rsid="0058e783" style:font-size-asian="6pt" style:font-size-complex="6pt"/>
    </style:style>
    <style:style style:name="P72" style:family="paragraph" style:parent-style-name="Table_20_Contents">
      <style:text-properties fo:color="#000099" style:font-name="Arial" fo:font-size="4pt" officeooo:rsid="001ae2b9" officeooo:paragraph-rsid="0058e783" style:font-size-asian="4pt" style:font-size-complex="4pt"/>
    </style:style>
    <style:style style:name="P73" style:family="paragraph" style:parent-style-name="Table_20_Contents">
      <style:text-properties fo:color="#000099" style:font-name="Arial" fo:font-size="4pt" officeooo:rsid="001b360a" officeooo:paragraph-rsid="0058e783" style:font-size-asian="4pt" style:font-size-complex="4pt"/>
    </style:style>
    <style:style style:name="P74" style:family="paragraph" style:parent-style-name="Table_20_Contents">
      <style:paragraph-properties fo:text-align="start" style:justify-single-word="false"/>
      <style:text-properties fo:color="#000099" style:font-name="Arial" fo:font-size="8pt" fo:font-weight="bold" officeooo:rsid="001ae2b9" officeooo:paragraph-rsid="0058e783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color="#000099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76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/>
    </style:style>
    <style:style style:name="P77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 loext:shadow="none"/>
    </style:style>
    <style:style style:name="P78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/>
    </style:style>
    <style:style style:name="P79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 loext:shadow="none"/>
    </style:style>
    <style:style style:name="P80" style:family="paragraph" style:parent-style-name="Table_20_Contents">
      <style:text-properties fo:color="#006600" style:font-name="Arial" fo:font-size="6pt" officeooo:rsid="0025cbf9" officeooo:paragraph-rsid="005fb4cd" style:font-size-asian="6pt" style:font-size-complex="6pt"/>
    </style:style>
    <style:style style:name="P81" style:family="paragraph" style:parent-style-name="Table_20_Contents">
      <style:text-properties fo:color="#006600" style:font-name="Arial" fo:font-size="6pt" officeooo:rsid="0027e5d0" officeooo:paragraph-rsid="005fb4cd" style:font-size-asian="6pt" style:font-size-complex="6pt"/>
    </style:style>
    <style:style style:name="P82" style:family="paragraph" style:parent-style-name="Table_20_Contents">
      <style:text-properties fo:color="#006600" style:font-name="Arial" fo:font-size="6pt" officeooo:rsid="003263bd" officeooo:paragraph-rsid="005fb4cd" style:font-size-asian="6pt" style:font-size-complex="6pt"/>
    </style:style>
    <style:style style:name="P83" style:family="paragraph" style:parent-style-name="Table_20_Contents">
      <style:text-properties fo:color="#006600" style:font-name="Arial" fo:font-size="6pt" officeooo:rsid="0022da82" officeooo:paragraph-rsid="005fb4cd" style:font-size-asian="6pt" style:font-size-complex="6pt"/>
    </style:style>
    <style:style style:name="P84" style:family="paragraph" style:parent-style-name="Table_20_Contents">
      <style:text-properties fo:color="#006600" style:font-name="Arial" fo:font-size="6pt" officeooo:rsid="00278bc0" officeooo:paragraph-rsid="005fb4cd" style:font-size-asian="6pt" style:font-size-complex="6pt"/>
    </style:style>
    <style:style style:name="P85" style:family="paragraph" style:parent-style-name="Table_20_Contents">
      <style:text-properties fo:color="#006600" style:font-name="Arial" fo:font-size="6pt" officeooo:rsid="001ae2b9" officeooo:paragraph-rsid="005fb4cd" style:font-size-asian="6pt" style:font-size-complex="6pt"/>
    </style:style>
    <style:style style:name="P86" style:family="paragraph" style:parent-style-name="Table_20_Contents">
      <style:text-properties fo:color="#006600" style:font-name="Arial" fo:font-size="5pt" officeooo:rsid="001d0deb" officeooo:paragraph-rsid="005fb4cd" style:font-size-asian="5pt" style:font-size-complex="5pt"/>
    </style:style>
    <style:style style:name="P87" style:family="paragraph" style:parent-style-name="Table_20_Contents">
      <style:text-properties fo:color="#006600" style:font-name="Arial" fo:font-size="5pt" officeooo:rsid="001e7724" officeooo:paragraph-rsid="005fb4cd" style:font-size-asian="5pt" style:font-size-complex="5pt"/>
    </style:style>
    <style:style style:name="P88" style:family="paragraph" style:parent-style-name="Table_20_Contents">
      <style:text-properties fo:color="#006600" style:font-name="Arial" fo:font-size="5pt" officeooo:rsid="001ae2b9" officeooo:paragraph-rsid="005fb4cd" style:font-size-asian="5pt" style:font-size-complex="5pt"/>
    </style:style>
    <style:style style:name="P89" style:family="paragraph" style:parent-style-name="Table_20_Contents">
      <style:paragraph-properties fo:text-align="start" style:justify-single-word="false"/>
      <style:text-properties fo:color="#0066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90" style:family="paragraph" style:parent-style-name="Table_20_Contents">
      <style:text-properties fo:color="#006600" style:font-name="Arial" fo:font-size="4pt" officeooo:rsid="001ae2b9" officeooo:paragraph-rsid="005fb4cd" style:font-size-asian="4pt" style:font-size-complex="4pt"/>
    </style:style>
    <style:style style:name="P91" style:family="paragraph" style:parent-style-name="Table_20_Contents">
      <style:text-properties fo:color="#006600" style:font-name="Arial" fo:font-size="4pt" officeooo:rsid="001b360a" officeooo:paragraph-rsid="005fb4cd" style:font-size-asian="4pt" style:font-size-complex="4pt"/>
    </style:style>
    <style:style style:name="P92" style:family="paragraph" style:parent-style-name="Table_20_Contents">
      <style:text-properties fo:color="#0066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6pt" officeooo:rsid="001ae2b9" officeooo:paragraph-rsid="001ae2b9" style:font-size-asian="6pt" style:font-size-complex="6pt"/>
    </style:style>
    <style:style style:name="P94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9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9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97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98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99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00" style:font-name="Arial" fo:font-size="6pt" officeooo:rsid="00621ca5" officeooo:paragraph-rsid="00621ca5" style:font-size-asian="6pt" style:font-size-complex="6pt"/>
    </style:style>
    <style:style style:name="P101" style:family="paragraph" style:parent-style-name="Table_20_Contents">
      <style:paragraph-properties fo:margin-left="1.251cm" fo:margin-right="0cm" fo:text-indent="0cm" style:auto-text-indent="false"/>
      <style:text-properties fo:color="#ce181e" style:font-name="Arial" fo:font-size="6pt" officeooo:rsid="0027e5d0" officeooo:paragraph-rsid="0027e5d0" style:font-size-asian="6pt" style:font-size-complex="6pt"/>
    </style:style>
    <style:style style:name="P102" style:family="paragraph" style:parent-style-name="Table_20_Contents">
      <style:paragraph-properties fo:margin-left="1.251cm" fo:margin-right="0cm" fo:text-indent="0cm" style:auto-text-indent="false"/>
      <style:text-properties fo:color="#000099" style:font-name="Arial" fo:font-size="6pt" officeooo:rsid="0027e5d0" officeooo:paragraph-rsid="0058e783" style:font-size-asian="6pt" style:font-size-complex="6pt"/>
    </style:style>
    <style:style style:name="P103" style:family="paragraph" style:parent-style-name="Table_20_Contents">
      <style:paragraph-properties fo:margin-left="1.251cm" fo:margin-right="0cm" fo:text-indent="0cm" style:auto-text-indent="false"/>
      <style:text-properties fo:color="#006600" style:font-name="Arial" fo:font-size="6pt" officeooo:rsid="0027e5d0" officeooo:paragraph-rsid="005fb4cd" style:font-size-asian="6pt" style:font-size-complex="6pt"/>
    </style:style>
    <style:style style:name="P104" style:family="paragraph" style:parent-style-name="Table_20_Contents">
      <style:paragraph-properties fo:margin-left="1.251cm" fo:margin-right="0cm" fo:text-indent="0cm" style:auto-text-indent="false"/>
      <style:text-properties fo:color="#000000" style:font-name="Arial" fo:font-size="6pt" officeooo:rsid="0027e5d0" officeooo:paragraph-rsid="005fb4cd" style:font-size-asian="6pt" style:font-size-complex="6pt"/>
    </style:style>
    <style:style style:name="P105" style:family="paragraph" style:parent-style-name="Standard">
      <style:text-properties officeooo:paragraph-rsid="0058e783"/>
    </style:style>
    <style:style style:name="P106" style:family="paragraph" style:parent-style-name="Standard">
      <style:text-properties officeooo:paragraph-rsid="005fb4cd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1ae2b9" officeooo:paragraph-rsid="007154e1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71e0bf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8d96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731e24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8031e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9c751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bb3b3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53a0a" officeooo:paragraph-rsid="0079c751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4de65" style:font-size-asian="8pt" style:font-weight-asian="bold" style:font-size-complex="8pt" style:font-weight-complex="bold" loext:shadow="none"/>
    </style:style>
    <style:style style:name="P117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689a4" style:font-size-asian="8pt" style:font-weight-asian="bold" style:font-size-complex="8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7689a4" style:font-size-asian="8pt" style:font-weight-asian="bold" style:font-size-complex="8pt" style:font-weight-complex="bold"/>
    </style:style>
    <style:style style:name="P119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/>
    </style:style>
    <style:style style:name="P120" style:family="paragraph" style:parent-style-name="Table_20_Contents">
      <style:text-properties fo:color="#000000" style:font-name="Arial" fo:font-size="6pt" fo:font-weight="bold" officeooo:rsid="001d0deb" officeooo:paragraph-rsid="001d0deb" style:font-size-asian="6pt" style:font-weight-asian="bold" style:font-size-complex="6pt" style:font-weight-complex="bold"/>
    </style:style>
    <style:style style:name="P121" style:family="paragraph" style:parent-style-name="Table_20_Contents">
      <style:text-properties fo:color="#000000" style:font-name="Arial" fo:font-size="6pt" fo:font-weight="bold" officeooo:rsid="001d0deb" officeooo:paragraph-rsid="0078031e" style:font-size-asian="6pt" style:font-weight-asian="bold" style:font-size-complex="6pt" style:font-weight-complex="bold"/>
    </style:style>
    <style:style style:name="P122" style:family="paragraph" style:parent-style-name="Table_20_Contents">
      <style:text-properties fo:color="#ce181e" style:font-name="Arial" fo:font-size="5pt" officeooo:rsid="001ae2b9" officeooo:paragraph-rsid="001ae2b9" style:font-size-asian="5pt" style:font-size-complex="5pt"/>
    </style:style>
    <style:style style:name="P123" style:family="paragraph" style:parent-style-name="Table_20_Contents">
      <style:text-properties fo:color="#ce181e" style:font-name="Arial" fo:font-size="6pt" officeooo:rsid="001d0deb" officeooo:paragraph-rsid="001d0deb" style:font-size-asian="6pt" style:font-size-complex="6pt"/>
    </style:style>
    <style:style style:name="P124" style:family="paragraph" style:parent-style-name="Table_20_Contents">
      <style:paragraph-properties fo:text-align="start" style:justify-single-word="false"/>
      <style:text-properties fo:color="#0066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125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/>
    </style:style>
    <style:style style:name="P126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fo:color="#ce181e" style:font-name="Arial" fo:font-size="5pt" officeooo:rsid="001ae2b9" officeooo:paragraph-rsid="006f5898" style:font-size-asian="5pt" style:font-size-complex="5pt"/>
    </style:style>
    <style:style style:name="P128" style:family="paragraph">
      <style:paragraph-properties fo:text-align="center"/>
    </style:style>
    <style:style style:name="P129" style:family="paragraph">
      <loext:graphic-properties draw:fill="solid" draw:fill-color="#ffffff"/>
      <style:paragraph-properties fo:text-align="center" style:writing-mode="lr-tb"/>
      <style:text-properties fo:color="#000000" fo:font-size="14pt" style:font-size-asian="14pt" style:font-size-complex="14pt"/>
    </style:style>
    <style:style style:name="P130" style:family="paragraph">
      <loext:graphic-properties draw:fill="none" draw:fill-color="#000099"/>
      <style:text-properties fo:color="#000000" style:font-name="Arial" fo:font-size="6pt" style:font-size-asian="6pt" style:font-size-complex="6pt"/>
    </style:style>
    <style:style style:name="P131" style:family="paragraph">
      <loext:graphic-properties draw:fill="solid" draw:fill-color="#ffffff"/>
      <style:paragraph-properties fo:text-align="center" style:writing-mode="lr-tb"/>
      <style:text-properties fo:color="#006600" fo:font-size="14pt" style:font-size-asian="14pt" style:font-size-complex="14pt"/>
    </style:style>
    <style:style style:name="P132" style:family="paragraph">
      <loext:graphic-properties draw:fill="none" draw:fill-color="#000099"/>
      <style:text-properties fo:color="#009900" style:font-name="Arial" fo:font-size="6pt" style:font-size-asian="6pt" style:font-size-complex="6pt"/>
    </style:style>
    <style:style style:name="P133" style:family="paragraph">
      <loext:graphic-properties draw:fill="solid" draw:fill-color="#ffffff"/>
      <style:paragraph-properties fo:text-align="center" style:writing-mode="lr-tb"/>
      <style:text-properties fo:color="#000099" fo:font-size="14pt" style:font-size-asian="14pt" style:font-size-complex="14pt"/>
    </style:style>
    <style:style style:name="P134" style:family="paragraph">
      <loext:graphic-properties draw:fill="none" draw:fill-color="#000099"/>
      <style:text-properties fo:color="#0000cc" style:font-name="Arial" fo:font-size="6pt" style:font-size-asian="6pt" style:font-size-complex="6pt"/>
    </style:style>
    <style:style style:name="P135" style:family="paragraph">
      <loext:graphic-properties draw:fill="none" draw:fill-color="#ffffff"/>
      <style:text-properties fo:color="#ce181e" style:font-name="Arial" fo:font-size="6pt" style:font-size-asian="6pt" style:font-size-complex="6pt"/>
    </style:style>
    <style:style style:name="P136" style:family="paragraph">
      <loext:graphic-properties draw:fill="solid" draw:fill-color="#ffffff"/>
      <style:paragraph-properties fo:text-align="center" style:writing-mode="lr-tb"/>
      <style:text-properties fo:color="#ce181e" fo:font-size="14pt" style:font-size-asian="14pt" style:font-size-complex="14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5pt" officeooo:rsid="001e7724" style:font-size-asian="5pt" style:font-size-complex="5pt"/>
    </style:style>
    <style:style style:name="T3" style:family="text">
      <style:text-properties officeooo:rsid="001e7724"/>
    </style:style>
    <style:style style:name="T4" style:family="text">
      <style:text-properties officeooo:rsid="0022da82"/>
    </style:style>
    <style:style style:name="T5" style:family="text">
      <style:text-properties officeooo:rsid="0025cbf9"/>
    </style:style>
    <style:style style:name="T6" style:family="text">
      <style:text-properties officeooo:rsid="002689cf"/>
    </style:style>
    <style:style style:name="T7" style:family="text">
      <style:text-properties officeooo:rsid="00278bc0"/>
    </style:style>
    <style:style style:name="T8" style:family="text">
      <style:text-properties officeooo:rsid="0027e5d0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1ae2b9" style:font-size-asian="9pt" style:font-weight-asian="bold" style:font-size-complex="9pt" style:font-weight-complex="bold"/>
    </style:style>
    <style:style style:name="T11" style:family="text">
      <style:text-properties officeooo:rsid="00318ea4"/>
    </style:style>
    <style:style style:name="T12" style:family="text">
      <style:text-properties fo:color="#ce181e"/>
    </style:style>
    <style:style style:name="T13" style:family="text">
      <style:text-properties fo:color="#ce181e" fo:font-size="9pt" fo:font-weight="bold" officeooo:rsid="001ae2b9" style:font-size-asian="9pt" style:font-weight-asian="bold" style:font-size-complex="9pt" style:font-weight-complex="bold"/>
    </style:style>
    <style:style style:name="T14" style:family="text">
      <style:text-properties fo:color="#ce181e" officeooo:rsid="002ab806"/>
    </style:style>
    <style:style style:name="T15" style:family="text">
      <style:text-properties fo:color="#ce181e" fo:font-size="4pt" style:font-size-asian="4pt" style:font-size-complex="4pt"/>
    </style:style>
    <style:style style:name="T16" style:family="text">
      <style:text-properties fo:color="#ce181e" fo:font-size="5pt" style:font-size-asian="5pt" style:font-size-complex="5pt"/>
    </style:style>
    <style:style style:name="T17" style:family="text">
      <style:text-properties officeooo:rsid="0058e783"/>
    </style:style>
    <style:style style:name="T18" style:family="text">
      <style:text-properties fo:color="#000099"/>
    </style:style>
    <style:style style:name="T19" style:family="text">
      <style:text-properties fo:color="#000099" fo:font-size="9pt" fo:font-weight="bold" officeooo:rsid="001ae2b9" style:font-size-asian="9pt" style:font-weight-asian="bold" style:font-size-complex="9pt" style:font-weight-complex="bold"/>
    </style:style>
    <style:style style:name="T20" style:family="text">
      <style:text-properties fo:color="#000099" officeooo:rsid="002ab806"/>
    </style:style>
    <style:style style:name="T21" style:family="text">
      <style:text-properties fo:color="#000099" fo:font-size="4pt" style:font-size-asian="4pt" style:font-size-complex="4pt"/>
    </style:style>
    <style:style style:name="T22" style:family="text">
      <style:text-properties officeooo:rsid="00612584"/>
    </style:style>
    <style:style style:name="T23" style:family="text">
      <style:text-properties fo:color="#006600"/>
    </style:style>
    <style:style style:name="T24" style:family="text">
      <style:text-properties fo:color="#006600" fo:font-size="9pt" fo:font-weight="bold" officeooo:rsid="001ae2b9" style:font-size-asian="9pt" style:font-weight-asian="bold" style:font-size-complex="9pt" style:font-weight-complex="bold"/>
    </style:style>
    <style:style style:name="T25" style:family="text">
      <style:text-properties fo:color="#006600" officeooo:rsid="002ab806"/>
    </style:style>
    <style:style style:name="T26" style:family="text">
      <style:text-properties fo:color="#006600" fo:font-size="4pt" style:font-size-asian="4pt" style:font-size-complex="4pt"/>
    </style:style>
    <style:style style:name="T27" style:family="text">
      <style:text-properties fo:color="#000000"/>
    </style:style>
    <style:style style:name="T28" style:family="text">
      <style:text-properties fo:color="#000000" fo:font-size="9pt" fo:font-weight="bold" officeooo:rsid="001ae2b9" style:font-size-asian="9pt" style:font-weight-asian="bold" style:font-size-complex="9pt" style:font-weight-complex="bold"/>
    </style:style>
    <style:style style:name="T29" style:family="text">
      <style:text-properties fo:color="#000000" officeooo:rsid="002ab806"/>
    </style:style>
    <style:style style:name="T30" style:family="text">
      <style:text-properties fo:color="#000000" fo:font-size="4pt" style:font-size-asian="4pt" style:font-size-complex="4pt"/>
    </style:style>
    <style:style style:name="T31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32" style:family="text">
      <style:text-properties fo:color="#000000" fo:font-size="6pt" officeooo:rsid="001ae2b9" style:font-size-asian="6pt" style:font-size-complex="6pt"/>
    </style:style>
    <style:style style:name="T33" style:family="text">
      <style:text-properties fo:font-size="4pt" officeooo:rsid="006a9f83" style:font-size-asian="3.5pt" style:font-size-complex="4pt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6pt" officeooo:rsid="001ae2b9" style:font-size-asian="6pt" style:font-size-complex="6pt"/>
    </style:style>
    <style:style style:name="T36" style:family="text">
      <style:text-properties fo:font-size="6pt" officeooo:rsid="0079c751" style:font-size-asian="6pt" style:font-size-complex="6pt"/>
    </style:style>
    <style:style style:name="T37" style:family="text">
      <style:text-properties fo:color="#0000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8" style:family="text">
      <style:text-properties fo:color="#000000" style:font-name="Arial" fo:font-size="6pt" style:font-size-asian="6pt" style:font-size-complex="6pt"/>
    </style:style>
    <style:style style:name="T39" style:family="text"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T40" style:family="text"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T41" style:family="tex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T42" style:family="text">
      <style:text-properties fo:color="#0066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3" style:family="text">
      <style:text-properties fo:color="#009900" style:font-name="Arial" fo:font-size="6pt" style:font-size-asian="6pt" style:font-size-complex="6pt"/>
    </style:style>
    <style:style style:name="T44" style:family="text">
      <style:text-properties fo:color="#009900" style:font-name="Arial" fo:font-size="8pt" fo:font-weight="bold" style:font-size-asian="8pt" style:font-weight-asian="bold" style:font-size-complex="8pt" style:font-weight-complex="bold"/>
    </style:style>
    <style:style style:name="T45" style:family="text">
      <style:text-properties fo:color="#009900" style:font-name="Arial" fo:font-size="6pt" fo:font-weight="normal" style:font-size-asian="6pt" style:font-weight-asian="normal" style:font-size-complex="6pt" style:font-weight-complex="normal"/>
    </style:style>
    <style:style style:name="T46" style:family="text">
      <style:text-properties fo:color="#009900" style:font-name="Arial" fo:font-size="8pt" fo:font-weight="normal" style:font-size-asian="8pt" style:font-weight-asian="normal" style:font-size-complex="8pt" style:font-weight-complex="normal"/>
    </style:style>
    <style:style style:name="T47" style:family="text">
      <style:text-properties fo:color="#000099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8" style:family="text">
      <style:text-properties fo:color="#0000cc" style:font-name="Arial" fo:font-size="6pt" style:font-size-asian="6pt" style:font-size-complex="6pt"/>
    </style:style>
    <style:style style:name="T49" style:family="text">
      <style:text-properties fo:color="#0000cc" style:font-name="Arial" fo:font-size="8pt" fo:font-weight="bold" style:font-size-asian="8pt" style:font-weight-asian="bold" style:font-size-complex="8pt" style:font-weight-complex="bold"/>
    </style:style>
    <style:style style:name="T50" style:family="text">
      <style:text-properties fo:color="#0000cc" style:font-name="Arial" fo:font-size="6pt" fo:font-weight="normal" style:font-size-asian="6pt" style:font-weight-asian="normal" style:font-size-complex="6pt" style:font-weight-complex="normal"/>
    </style:style>
    <style:style style:name="T51" style:family="text">
      <style:text-properties fo:color="#0000cc" style:font-name="Arial" fo:font-size="8pt" fo:font-weight="normal" style:font-size-asian="8pt" style:font-weight-asian="normal" style:font-size-complex="8pt" style:font-weight-complex="normal"/>
    </style:style>
    <style:style style:name="T52" style:family="text">
      <style:text-properties fo:color="#ce181e" style:font-name="Arial" fo:font-size="6pt" style:font-size-asian="6pt" style:font-size-complex="6pt"/>
    </style:style>
    <style:style style:name="T53" style:family="tex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T54" style:family="text">
      <style:text-properties fo:color="#ce181e" style:font-name="Arial" fo:font-size="6pt" fo:font-weight="normal" style:font-size-asian="6pt" style:font-weight-asian="normal" style:font-size-complex="6pt" style:font-weight-complex="normal"/>
    </style:style>
    <style:style style:name="T55" style:family="text">
      <style:text-properties fo:color="#ce181e" style:font-name="Arial" fo:font-size="8pt" fo:font-weight="normal" style:font-size-asian="8pt" style:font-weight-asian="normal" style:font-size-complex="8pt" style:font-weight-complex="normal"/>
    </style:style>
    <style:style style:name="T56" style:family="text">
      <style:text-properties fo:color="#ce181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solid" svg:stroke-width="0.159cm" svg:stroke-color="#00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99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59cm" svg:stroke-color="#0099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59cm" svg:stroke-color="#0000cc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59cm" svg:stroke-color="#ff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py3o://for=%22o%20in%20objects%22" text:style-name="Internet_20_link" text:visited-style-name="Visited_20_Internet_20_Link"><text:span text:style-name="T33">for="o in objects"</text:span>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<draw:frame text:anchor-type="paragraph" draw:z-index="2" draw:name="Forma1" draw:style-name="gr5" draw:text-style-name="P135" svg:width="20.764cm" svg:height="0.98cm" draw:transform="rotate (1.56817833291691) translate (-1.14476388888889cm 21.1366805555556cm)"><draw:text-box><text:p><text:span text:style-name="T52">A rellenar bajo la responsabilidad del remitente</text:span><text:span text:style-name="T52"><text:tab/></text:span><text:span text:style-name="T52"><text:tab/></text:span><text:span text:style-name="T52">ambos inclusive y</text:span><text:span text:style-name="T52"><text:tab/></text:span><text:span text:style-name="T52"><text:tab/></text:span><text:span text:style-name="T52"><text:tab/></text:span><text:span text:style-name="T52">lLos recuadros en línea gruesa deben ser rellenados por el portador</text:span></text:p><text:p><text:span text:style-name="T52">A remplir sous la responsabilité de l´expéditeur</text:span><text:span text:style-name="T52"><text:tab/></text:span><text:span text:style-name="T53">1 – 15</text:span><text:span text:style-name="T53"><text:tab/></text:span><text:span text:style-name="T54">y compris et</text:span><text:span text:style-name="T54"><text:tab/></text:span><text:span text:style-name="T55"><text:tab/></text:span><text:span text:style-name="T53">19+21+22</text:span><text:span text:style-name="T55"><text:tab/></text:span><text:span text:style-name="T54">Les parties encadrées de lignes grosses doivent ètre remplies par le transporteur</text:span></text:p><text:p><text:span text:style-name="T54">To be completed on the sender´s responsability</text:span><text:span text:style-name="T54"><text:tab/></text:span><text:span text:style-name="T54"><text:tab/></text:span><text:span text:style-name="T54">including and </text:span><text:span text:style-name="T54"><text:tab/></text:span><text:span text:style-name="T54"><text:tab/></text:span><text:span text:style-name="T54"><text:tab/></text:span><text:span text:style-name="T54">The space framed with heavy lines must be filled in by the carrier</text:span></text:p></draw:text-box></draw:frame>1</text:p>
          </table:table-cell>
          <table:table-cell table:style-name="Tabla1.B1" office:value-type="string">
            <text:p text:style-name="P97">Ejemplar para el Remitente</text:p>
            <text:p text:style-name="P94">Exemplaire de l’expediteur</text:p>
            <text:p text:style-name="P94">Copy for sender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table:number-columns-spanned="5" office:value-type="string">
            <text:p text:style-name="P24"><text:span text:style-name="T9">1</text:span> <text:s/>Remitente (nombre,domicilio,país)</text:p>
            <text:p text:style-name="P24"><text:s text:c="5"/>Expéditeur (nom,adresse,pays)</text:p>
            <text:p text:style-name="P24"><text:s text:c="5"/>Sender (name,address,country)</text:p>
            <text:p text:style-name="P127"><text:s text:c="6"/><text:span text:style-name="T31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2.A1" table:number-columns-spanned="4" office:value-type="string">
            <text:p text:style-name="P21"><draw:custom-shape text:anchor-type="paragraph" draw:z-index="0" draw:name="Oval 1" draw:style-name="gr6" draw:text-style-name="P136" svg:width="2.156cm" svg:height="1.216cm" svg:x="4.184cm" svg:y="0.115cm"><text:p text:style-name="P128"><text:span text:style-name="T56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1">CARTA DE PORTE INTERNACIONAL</text:p>
            <text:p text:style-name="P21">LETTRE DE VOITURE INTERNATIONALE</text:p>
            <text:p text:style-name="P21">INTERNATIONAL CONSIGMENT NOTE</text:p>
            <text:p text:style-name="P21"/>
          </table:table-cell>
          <table:covered-table-cell/>
          <table:covered-table-cell/>
          <table:covered-table-cell/>
          <table:table-cell table:style-name="Tabla2.J1" table:number-columns-spanned="2" office:value-type="string">
            <text:p text:style-name="P25">Este transporte queda sometido, no obstante toda cláusula contraria, al Convenio sobre el Contrato de Transporte Internacional de Mercancías por Carretera (CMR)</text:p>
            <text:p text:style-name="P26">Ce Transport est soumis, non obstant toute clause contraire, à la Convention relative au contrat de transport international de marchandises par route (CMR)</text:p>
            <text:p text:style-name="P26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2.A2" table:number-columns-spanned="5" office:value-type="string">
            <text:p text:style-name="P10"><text:span text:style-name="T10">2</text:span> <text:span text:style-name="T4">Consignatario (nombre, domicilio, país)</text:span></text:p>
            <text:p text:style-name="P10"><text:s text:c="3"/><text:span text:style-name="T4">Destinataire (nom, adresse, pays)</text:span></text:p>
            <text:p text:style-name="P10"><text:s text:c="3"/><text:span text:style-name="T4">Consignee (name, address, country)</text:span></text:p>
            <text:p text:style-name="P35"><text:text-input text:description="&lt;o.x_cmr2&gt;"/><text:span text:style-name="T35"><text:text-input text:description="py3o://function=&quot;format_multiline_value(o.txt02)&quot;">o.txt02</text:text-input></text:span>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a2.F2" table:number-rows-spanned="2" table:number-columns-spanned="6" office:value-type="string">
            <text:p text:style-name="P10"><text:span text:style-name="T10">16</text:span> <text:span text:style-name="T6">Porteador (nombre, domicilio, país)</text:span></text:p>
            <text:p text:style-name="P17"><text:s text:c="6"/>Transporteur (nom, adresse, pays)</text:p>
            <text:p text:style-name="P17"><text:s text:c="6"/>Carrier (name, address, country)</text:p>
            <text:p text:style-name="P31"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2" table:number-columns-spanned="5" office:value-type="string">
            <text:p text:style-name="P10"><text:span text:style-name="T10">3</text:span> <text:span text:style-name="T4">Lugar de entrega de la mercancía (lugar, país)</text:span></text:p>
            <text:p text:style-name="P20"><text:s text:c="3"/>Lieu prévu pour la livrasion de la marchansise (lieu, pays)</text:p>
            <text:p text:style-name="P20"><text:s text:c="3"/>Place of delivery of de goods (place, country)</text:p>
            <text:p text:style-name="P36"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2" table:number-columns-spanned="5" office:value-type="string">
            <text:p text:style-name="P12"><text:span text:style-name="T10">4</text:span> <text:span text:style-name="T4">Lugar y fecha de carga de la mercancia (lugar, país, fecha)</text:span></text:p>
            <text:p text:style-name="P20"><text:s text:c="3"/>Lieu et date de la prise en charge de la merchandise (leu, pays, date) </text:p>
            <text:p text:style-name="P20"><text:s text:c="3"/>Place and date of taking over the goods (place, country, date)</text:p>
            <text:p text:style-name="P110"><text:text-input text:description="&lt;o.x_cmr4&gt;"/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2.F4" table:number-rows-spanned="2" table:number-columns-spanned="6" office:value-type="string">
            <text:p text:style-name="P11"><draw:frame draw:style-name="fr1" draw:name="Marco3" text:anchor-type="paragraph" svg:x="5.212cm" svg:y="0.071cm" svg:width="5.112cm" draw:z-index="3"><draw:text-box fo:min-height="1.009cm"><text:p text:style-name="P32"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16"><text:s text:c="6"/>Transporteur<text:span text:style-name="T7">s successifs</text:span> (nom, adresse, pays)</text:p>
            <text:p text:style-name="P19"><text:s text:c="6"/>Successive arriers (name, address, country)</text:p>
            <text:p text:style-name="P28"/>
            <text:p text:style-name="P19"><draw:frame draw:style-name="fr1" draw:name="Marco4" text:anchor-type="paragraph" svg:x="5.262cm" svg:y="0.131cm" svg:width="5.112cm" draw:z-index="4"><draw:text-box fo:min-height="0.833cm"><text:p text:style-name="P34"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10"><text:span text:style-name="T10">18 </text:span><text:span text:style-name="T7">Reservas y observaciones del porteador</text:span></text:p>
            <text:p text:style-name="P19"><text:s text:c="6"/>Reserves et observations du transporteur</text:p>
            <text:p text:style-name="P19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2" table:number-columns-spanned="5" office:value-type="string">
            <text:p text:style-name="P10"><draw:frame draw:style-name="fr1" draw:name="Marco5" text:anchor-type="paragraph" svg:x="2.267cm" svg:y="0.041cm" svg:width="5.112cm" draw:z-index="5"><draw:text-box fo:min-height="0.833cm"><text:p text:style-name="P38"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20"><text:s text:c="3"/>Documents annexés</text:p>
            <text:p text:style-name="P15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10"><text:span text:style-name="T10">6</text:span> <text:s/><text:span text:style-name="T5">Marcas y números</text:span></text:p>
            <text:p text:style-name="P15"><text:s text:c="4"/>Marques et numeros</text:p>
            <text:p text:style-name="P15"><text:s text:c="4"/>Marks and Nos</text:p>
            <text:p text:style-name="P10"/>
            <text:p text:style-name="P10"><draw:frame draw:style-name="fr1" draw:name="Marco6" text:anchor-type="paragraph" svg:x="0.069cm" svg:y="0.122cm" svg:width="2.383cm" draw:z-index="6"><draw:text-box fo:min-height="6.726cm"><text:p text:style-name="P39"><text:text-input text:description="&lt;o.x_cmr6&gt;"/></text:p></draw:text-box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2.A2" office:value-type="string">
            <text:p text:style-name="P10"><text:span text:style-name="T10">7</text:span> <text:s/><text:span text:style-name="T5">Numero de bultos</text:span></text:p>
            <text:p text:style-name="P15"><text:s text:c="4"/>Nombre de colis</text:p>
            <text:p text:style-name="P15"><text:s text:c="4"/>Number of packages</text:p>
            <text:p text:style-name="P15"/>
            <text:p text:style-name="P15"><draw:frame draw:style-name="fr1" draw:name="Marco7" text:anchor-type="paragraph" svg:x="0.069cm" svg:y="0.122cm" svg:width="2.006cm" draw:z-index="7"><draw:text-box fo:min-height="6.726cm"><text:p text:style-name="P40"><text:text-input text:description="&lt;o.x_cmr7&gt;"/></text:p></draw:text-box></draw:frame></text:p>
          </table:table-cell>
          <table:table-cell table:style-name="Tabla2.A2" table:number-columns-spanned="2" office:value-type="string">
            <text:p text:style-name="P10"><text:span text:style-name="T10">8 </text:span><text:span text:style-name="T5">Clase de embalalaje</text:span></text:p>
            <text:p text:style-name="P15"><text:s text:c="3"/>Mode d´emballage</text:p>
            <text:p text:style-name="P15"><text:s text:c="3"/>Method of packing </text:p>
            <text:p text:style-name="P15"/>
            <text:p text:style-name="P15"><draw:frame draw:style-name="fr1" draw:name="Marco8" text:anchor-type="paragraph" svg:x="0.069cm" svg:y="0.122cm" svg:width="2.106cm" draw:z-index="8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2.A2" table:number-columns-spanned="2" office:value-type="string">
            <text:p text:style-name="P10"><text:span text:style-name="T10">9 <text:s/></text:span><text:span text:style-name="T5">Naturaleza de la mercancía</text:span></text:p>
            <text:p text:style-name="P15"><text:s text:c="4"/>Nature de la merchandise</text:p>
            <text:p text:style-name="P15"><text:s text:c="4"/>Nature of the goods</text:p>
            <text:p text:style-name="P15"/>
            <text:p text:style-name="P15"><draw:frame draw:style-name="fr1" draw:name="Marco9" text:anchor-type="paragraph" svg:x="0.069cm" svg:y="0.122cm" svg:width="3.327cm" draw:z-index="9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2.G6" table:number-rows-spanned="3" table:number-columns-spanned="2" office:value-type="string">
            <text:p text:style-name="P10"><text:span text:style-name="T10">10</text:span> <text:s/><text:span text:style-name="T5">Nº estadistico</text:span></text:p>
            <text:p text:style-name="P15"><text:s text:c="5"/>N.º statistique</text:p>
            <text:p text:style-name="P15"><text:s text:c="5"/>Statistical number</text:p>
            <text:p text:style-name="P15"/>
            <text:p text:style-name="P15"><draw:frame draw:style-name="fr1" draw:name="Marco10" text:anchor-type="paragraph" svg:x="0.069cm" svg:y="0.122cm" svg:width="1.799cm" draw:z-index="10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2.A2" table:number-rows-spanned="3" table:number-columns-spanned="2" office:value-type="string">
            <text:p text:style-name="P10"><text:span text:style-name="T10">11</text:span> <text:span text:style-name="T5">Peso bruto kg.</text:span></text:p>
            <text:p text:style-name="P15"><text:s text:c="4"/>Poids brut. kg.</text:p>
            <text:p text:style-name="P15"><text:s text:c="4"/>Ggross weight in kg</text:p>
            <text:p text:style-name="P15"/>
            <text:p text:style-name="P15"><draw:frame draw:style-name="fr1" draw:name="Marco11" text:anchor-type="paragraph" svg:x="0.069cm" svg:y="0.122cm" svg:width="1.799cm" draw:z-index="11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2.K8" table:number-rows-spanned="3" office:value-type="string">
            <text:p text:style-name="P10"><text:span text:style-name="T10">12 </text:span><text:span text:style-name="T5">Volumen m³</text:span></text:p>
            <text:p text:style-name="P15"><text:s text:c="6"/><text:span text:style-name="T11">C</text:span>ubage m³</text:p>
            <text:p text:style-name="P15"><text:s text:c="6"/><text:span text:style-name="T11">V</text:span>olume in m³</text:p>
            <text:p text:style-name="P15"/>
            <text:p text:style-name="P15"><draw:frame draw:style-name="fr1" draw:name="Marco12" text:anchor-type="paragraph" svg:x="0.069cm" svg:y="0.122cm" svg:width="1.799cm" draw:z-index="12"><draw:text-box fo:min-height="6.726cm"><text:p text:style-name="P40"><text:text-input text:description="&lt;o.x_cmr12&gt;"/></text:p></draw:text-box></draw:frame></text:p>
            <text:p text:style-name="P1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2.7">
          <table:table-cell table:style-name="Tabla2.A2" office:value-type="string">
            <text:p text:style-name="P14">Classe</text:p>
            <text:p text:style-name="P14">class</text:p>
          </table:table-cell>
          <table:table-cell table:style-name="Tabla2.A2" office:value-type="string">
            <text:p text:style-name="P14">Chiffre</text:p>
            <text:p text:style-name="P14">Number</text:p>
          </table:table-cell>
          <table:table-cell table:style-name="Tabla2.A2" table:number-columns-spanned="2" office:value-type="string">
            <text:p text:style-name="P14">Lettre</text:p>
            <text:p text:style-name="P14">Letter</text:p>
          </table:table-cell>
          <table:covered-table-cell/>
          <table:table-cell table:style-name="Tabla2.A2" table:number-columns-spanned="2" office:value-type="string">
            <text:p text:style-name="P14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2" table:number-rows-spanned="3" table:number-columns-spanned="6" office:value-type="string">
            <text:p text:style-name="P10"><draw:frame draw:style-name="fr1" draw:name="Marco13" text:anchor-type="paragraph" svg:x="3.145cm" svg:y="0.275cm" svg:width="7.512cm" draw:z-index="13"><draw:text-box fo:min-height="1.559cm"><text:p text:style-name="P41"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15"><text:s text:c="4"/>Instructions de l´expédi<text:span text:style-name="T6">teur </text:span></text:p>
            <text:p text:style-name="P17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2" table:number-columns-spanned="5" office:value-type="string">
            <text:p text:style-name="P10"><text:span text:style-name="T10">19</text:span> <text:span text:style-name="T8">Estipulaciones particulares</text:span></text:p>
            <text:p text:style-name="P13"><text:s text:c="4"/>Conventions particulères</text:p>
            <text:p text:style-name="P13"><text:s text:c="4"/>Special agreements</text:p>
            <text:p text:style-name="P13"><text:s text:c="4"/>Sonstige vereinbarungen</text:p>
            <text:p text:style-name="P101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1" table:number-rows-spanned="2" table:number-columns-spanned="5" office:value-type="string">
            <text:p text:style-name="P10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2"><text:span text:style-name="Emphasis"><text:span text:style-name="T13">20</text:span></text:span><text:span text:style-name="Emphasis"><text:span text:style-name="T12"> </text:span></text:span><text:span text:style-name="Emphasis"><text:span text:style-name="T14">A pagar por:</text:span></text:span></text:p>
                  <text:p text:style-name="P5"><text:span text:style-name="Emphasis"><text:span text:style-name="T12">To be paid by:</text:span></text:span></text:p>
                </table:table-cell>
                <table:table-cell table:style-name="Tabla3.A1" table:number-columns-spanned="2" office:value-type="string">
                  <text:p text:style-name="P5"><text:span text:style-name="Emphasis"><text:span text:style-name="T12">Remitente</text:span></text:span></text:p>
                  <text:p text:style-name="P5"><text:span text:style-name="Emphasis"><text:span text:style-name="T12">Senders</text:span></text:span></text:p>
                </table:table-cell>
                <table:covered-table-cell/>
                <table:table-cell table:style-name="Tabla3.A1" table:number-columns-spanned="2" office:value-type="string">
                  <text:p text:style-name="P5"><text:span text:style-name="Emphasis"><text:span text:style-name="T12">Moneda</text:span></text:span></text:p>
                  <text:p text:style-name="P5"><text:span text:style-name="Emphasis"><text:span text:style-name="T12">Curency</text:span></text:span></text:p>
                </table:table-cell>
                <table:covered-table-cell/>
                <table:table-cell table:style-name="Tabla3.F1" table:number-columns-spanned="2" office:value-type="string">
                  <text:p text:style-name="P5"><text:span text:style-name="Emphasis"><text:span text:style-name="T12">Consignatario</text:span></text:span></text:p>
                  <text:p text:style-name="P5"><text:span text:style-name="Emphasis"><text:span text:style-name="T12">Consignee</text:span></text:span></text:p>
                </table:table-cell>
                <table:covered-table-cell/>
              </table:table-row>
              <table:table-row table:style-name="Tabla3.2">
                <table:table-cell table:style-name="Tabla3.A2" office:value-type="string">
                  <text:p text:style-name="P5"><text:span text:style-name="Emphasis"><text:span text:style-name="T15">Precio del transporte</text:span></text:span></text:p>
                  <text:p text:style-name="P5"><text:span text:style-name="Emphasis"><text:span text:style-name="T15">Carriage charges</text:span></text:span></text:p>
                  <text:p text:style-name="P5"><text:span text:style-name="Emphasis"><text:span text:style-name="T15">Descuentos</text:span></text:span></text:p>
                  <text:p text:style-name="P5"><text:span text:style-name="Emphasis"><text:span text:style-name="T15">Deduction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3">
                <table:table-cell table:style-name="Tabla3.A2" table:number-rows-spanned="2" office:value-type="string">
                  <text:p text:style-name="P5"><text:span text:style-name="Emphasis"><text:span text:style-name="T15">Liquido / Balance</text:span></text:span></text:p>
                  <text:p text:style-name="P5"><text:span text:style-name="Emphasis"><text:span text:style-name="T15">Suplementos</text:span></text:span></text:p>
                  <text:p text:style-name="P5"><text:span text:style-name="Emphasis"><text:span text:style-name="T15">Supplem. Charges</text:span></text:span></text:p>
                  <text:p text:style-name="P5"><text:span text:style-name="Emphasis"><text:span text:style-name="T15"/></text:span></text:p>
                  <text:p text:style-name="P5"><text:span text:style-name="Emphasis"><text:span text:style-name="T15">Gastos accesorios</text:span></text:span></text:p>
                  <text:p text:style-name="P5"><text:span text:style-name="Emphasis"><text:span text:style-name="T15">Other charge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4">
                <table:covered-table-cell/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5">
                <table:table-cell table:style-name="Tabla3.A2" office:value-type="string">
                  <text:p text:style-name="P5"><text:span text:style-name="Emphasis"><text:span text:style-name="T12">TOTAL</text:span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G2" office:value-type="string">
                  <text:p text:style-name="P5"><text:span text:style-name="Emphasis"><text:span text:style-name="T12"/></text:spa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.11">
          <table:table-cell table:style-name="Tabla2.A2" table:number-columns-spanned="6" office:value-type="string">
            <text:p text:style-name="P10"><text:span text:style-name="T10">14</text:span> <text:span text:style-name="T6">Forma <text:s/>de pago </text:span></text:p>
            <text:p text:style-name="P17"><text:s text:c="4"/>Preinscriptions d´affrenchissement</text:p>
            <text:p text:style-name="P17"><text:s text:c="4"/>Intructions as to payment for carriage</text:p>
            <text:p text:style-name="P17"><draw:frame draw:style-name="fr1" draw:name="Marco14" text:anchor-type="paragraph" svg:x="0.099cm" svg:y="0.092cm" svg:width="0.646cm" draw:z-index="14"><draw:text-box fo:min-height="1.559cm"><text:p text:style-name="P112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17"><text:s text:c="20"/>Porte pagado / Franco / Carriage paind</text:p>
            <text:p text:style-name="P18"><text:s text:c="3"/></text:p>
            <text:p text:style-name="P18"><text:s text:c="20"/>Porte debido / Non franco / Carriage forwoard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2" table:number-columns-spanned="2" office:value-type="string">
            <text:p text:style-name="P10"><draw:frame draw:style-name="fr1" draw:name="Marco1" text:anchor-type="paragraph" svg:x="1.633cm" svg:y="0.025cm" svg:width="3.309cm" draw:z-index="1"><draw:text-box fo:min-height="0.635cm"><text:p text:style-name="Frame_20_contents"><draw:frame draw:style-name="fr1" draw:name="Marco15" text:anchor-type="paragraph" svg:x="0cm" svg:y="0.041cm" svg:width="3.016cm" draw:z-index="15"><draw:text-box fo:min-height="0.455cm"><text:p text:style-name="P113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22"><text:s text:c="6"/><text:span text:style-name="T3">Etablie ás <text:s text:c="14"/></text:span></text:p>
            <text:p text:style-name="P22"><text:s text:c="6"/><text:span text:style-name="T3">Established in</text:span></text:p>
          </table:table-cell>
          <table:covered-table-cell/>
          <table:table-cell table:style-name="Tabla2.A2" table:number-columns-spanned="4" office:value-type="string">
            <text:p text:style-name="P23"><draw:frame draw:style-name="fr1" draw:name="Marco2" text:anchor-type="paragraph" svg:x="0.721cm" svg:y="0.025cm" svg:width="5.117cm" draw:z-index="82"><draw:text-box fo:min-height="0.635cm"><text:p text:style-name="Frame_20_contents"><draw:frame draw:style-name="fr1" draw:name="Marco16" text:anchor-type="paragraph" svg:x="0cm" svg:y="0.041cm" svg:width="3.554cm" draw:z-index="83"><draw:text-box fo:min-height="0.455cm"><text:p text:style-name="P41"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23">le</text:p>
            <text:p text:style-name="P23">on</text:p>
          </table:table-cell>
          <table:covered-table-cell/>
          <table:covered-table-cell/>
          <table:covered-table-cell/>
          <table:table-cell table:style-name="Tabla2.G12" table:number-columns-spanned="5" office:value-type="string">
            <text:p text:style-name="P10"><text:span text:style-name="T10">15</text:span> <text:span text:style-name="T6">Reembolso / remborusament / cash on delivery</text:span></text:p>
            <text:p text:style-name="P120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3">
          <table:table-cell table:style-name="Tabla2.A13" table:number-columns-spanned="3" office:value-type="string">
            <text:p text:style-name="P10"><text:span text:style-name="T10">22</text:span> <text:span text:style-name="T1">Firma y Sello del Remitente</text:span></text:p>
            <text:p text:style-name="P22"><text:s text:c="6"/>Signature et timbre de l’expéditeur</text:p>
            <text:p text:style-name="P22"><text:s text:c="6"/>Signature and stamp of sender</text:p>
            <text:p text:style-name="P22"><draw:frame draw:style-name="fr1" draw:name="Marco17" text:anchor-type="paragraph" svg:x="0.099cm" svg:y="0.092cm" svg:width="5.11cm" draw:z-index="16"><draw:text-box fo:min-height="1.198cm"><text:p text:style-name="P42"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2.D13" table:number-columns-spanned="4" office:value-type="string">
            <text:p text:style-name="P10"><text:span text:style-name="T10">23</text:span> <text:span text:style-name="T1">Firma y Sello del Transportista</text:span></text:p>
            <text:p text:style-name="P22"><text:s text:c="6"/>Signature et timbre de transporteur</text:p>
            <text:p text:style-name="P22"><text:s text:c="6"/>Signature and stamp of the carrier</text:p>
            <text:p text:style-name="P22"><draw:frame draw:style-name="fr1" draw:name="Marco18" text:anchor-type="paragraph" svg:x="0.099cm" svg:y="0.092cm" svg:width="5.11cm" draw:z-index="17"><draw:text-box fo:min-height="1.198cm"><text:p text:style-name="P11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2.H13" table:number-columns-spanned="4" office:value-type="string">
            <text:p text:style-name="P10"><text:span text:style-name="T10">24</text:span> <text:span text:style-name="T1">Firma y Sello del Consignatario</text:span></text:p>
            <text:p text:style-name="P22"><text:s text:c="6"/>Signature et timbre de destinataire</text:p>
            <text:p text:style-name="P22"><text:s text:c="6"/>Signature and stamp of the consignee</text:p>
            <text:p text:style-name="P22"><draw:frame draw:style-name="fr1" draw:name="Marco19" text:anchor-type="paragraph" svg:x="0.099cm" svg:y="0.092cm" svg:width="5.11cm" draw:z-index="18"><draw:text-box fo:min-height="1.198cm"><text:p text:style-name="P42"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93"/>
      <text:p text:style-name="P93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75"><draw:frame text:anchor-type="paragraph" draw:z-index="19" draw:name="Forma1" draw:style-name="gr2" draw:text-style-name="P134" svg:width="20.764cm" svg:height="0.98cm" draw:transform="rotate (1.56817833291691) translate (-1.14476388888889cm 21.1366805555556cm)"><draw:text-box><text:p><text:span text:style-name="T48">A rellenar bajo la responsabilidad del remitente</text:span><text:span text:style-name="T48"><text:tab/></text:span><text:span text:style-name="T48"><text:tab/></text:span><text:span text:style-name="T48">ambos inclusive y</text:span><text:span text:style-name="T48"><text:tab/></text:span><text:span text:style-name="T48"><text:tab/></text:span><text:span text:style-name="T48"><text:tab/></text:span><text:span text:style-name="T48">lLos recuadros en línea gruesa deben ser rellenados por el portador</text:span></text:p><text:p><text:span text:style-name="T48">A remplir sous la responsabilité de l´expéditeur</text:span><text:span text:style-name="T48"><text:tab/></text:span><text:span text:style-name="T49">1 – 15</text:span><text:span text:style-name="T49"><text:tab/></text:span><text:span text:style-name="T50">y compris et</text:span><text:span text:style-name="T50"><text:tab/></text:span><text:span text:style-name="T51"><text:tab/></text:span><text:span text:style-name="T49">19+21+22</text:span><text:span text:style-name="T51"><text:tab/></text:span><text:span text:style-name="T50">Les parties encadrées de lignes grosses doivent ètre remplies par le transporteur</text:span></text:p><text:p><text:span text:style-name="T50">To be completed on the sender´s responsability</text:span><text:span text:style-name="T50"><text:tab/></text:span><text:span text:style-name="T50"><text:tab/></text:span><text:span text:style-name="T50">including and </text:span><text:span text:style-name="T50"><text:tab/></text:span><text:span text:style-name="T50"><text:tab/></text:span><text:span text:style-name="T50"><text:tab/></text:span><text:span text:style-name="T50">The space framed with heavy lines must be filled in by the carrier</text:span></text:p></draw:text-box></draw:frame>2</text:p>
          </table:table-cell>
          <table:table-cell table:style-name="Tabla4.B1" office:value-type="string">
            <text:p text:style-name="P98">Ejemplar para el <text:span text:style-name="T17">Consignatario</text:span></text:p>
            <text:p text:style-name="P95">Exemplaire d<text:span text:style-name="T17">u destinataire</text:span></text:p>
            <text:p text:style-name="P95">Copy for <text:span text:style-name="T17">consignee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row table:style-name="Tabla5.1">
          <table:table-cell table:style-name="Tabla5.A1" table:number-columns-spanned="5" office:value-type="string">
            <text:p text:style-name="P59"><text:span text:style-name="T9">1</text:span> <text:s/>Remitente (nombre,domicilio,país)</text:p>
            <text:p text:style-name="P59"><text:s text:c="5"/>Expéditeur (nom,adresse,pays)</text:p>
            <text:p text:style-name="P59"><text:s text:c="5"/>Sender (name,address,country)</text:p>
            <text:p text:style-name="P107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5.A1" table:number-columns-spanned="4" office:value-type="string">
            <text:p text:style-name="P64"><draw:custom-shape text:anchor-type="paragraph" draw:z-index="20" draw:name="Oval 1" draw:style-name="gr4" draw:text-style-name="P133" svg:width="2.156cm" svg:height="1.216cm" svg:x="4.184cm" svg:y="0.115cm"><text:p text:style-name="P128"><text:span text:style-name="T47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CARTA DE PORTE INTERNACIONAL</text:p>
            <text:p text:style-name="P64">LETTRE DE VOITURE INTERNATIONALE</text:p>
            <text:p text:style-name="P64">INTERNATIONAL CONSIGMENT NOTE</text:p>
            <text:p text:style-name="P64"/>
          </table:table-cell>
          <table:covered-table-cell/>
          <table:covered-table-cell/>
          <table:covered-table-cell/>
          <table:table-cell table:style-name="Tabla5.J1" table:number-columns-spanned="2" office:value-type="string">
            <text:p text:style-name="P72">Este transporte queda sometido, no obstante toda cláusula contraria, al Convenio sobre el Contrato de Transporte Internacional de Mercancías por Carretera (CMR)</text:p>
            <text:p text:style-name="P73">Ce Transport est soumis, non obstant toute clause contraire, à la Convention relative au contrat de transport international de marchandises par route (CMR)</text:p>
            <text:p text:style-name="P73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5.A2" table:number-columns-spanned="5" office:value-type="string">
            <text:p text:style-name="P62"><text:span text:style-name="T10">2</text:span> <text:span text:style-name="T4">Consignatario (nombre, domicilio, país)</text:span></text:p>
            <text:p text:style-name="P62"><text:s text:c="3"/><text:span text:style-name="T4">Destinataire (nom, adresse, pays)</text:span></text:p>
            <text:p text:style-name="P62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62"/>
          </table:table-cell>
          <table:covered-table-cell/>
          <table:covered-table-cell/>
          <table:covered-table-cell/>
          <table:covered-table-cell/>
          <table:table-cell table:style-name="Tabla5.J1" table:number-rows-spanned="2" table:number-columns-spanned="6" office:value-type="string">
            <text:p text:style-name="P63"><text:span text:style-name="T10">16</text:span> <text:span text:style-name="T6">Porteador (nombre, domicilio, país)</text:span></text:p>
            <text:p text:style-name="P66"><text:s text:c="6"/>Transporteur (nom, adresse, pays)</text:p>
            <text:p text:style-name="P66"><text:s text:c="6"/>Carrier (name, address, country)</text:p>
            <text:p text:style-name="P116"><text:text-input text:description="&lt;o.x_cmr16&gt;"/><text:text-input text:description="&lt;o.x_cmr16&gt;"/><text:span text:style-name="T35"><text:text-input text:description="py3o://function=&quot;format_multiline_value(o.txt16)&quot;">o.txt16</text:text-input>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3">
          <table:table-cell table:style-name="Tabla5.A2" table:number-columns-spanned="5" office:value-type="string">
            <text:p text:style-name="P62"><text:span text:style-name="T10">3</text:span> <text:span text:style-name="T4">Lugar de entrega de la mercancía (lugar, país)</text:span></text:p>
            <text:p text:style-name="P67"><text:s text:c="3"/>Lieu prévu pour la livrasion de la marchansise (lieu, pays)</text:p>
            <text:p text:style-name="P67"><text:s text:c="3"/>Place of delivery of de goods (place, country)</text:p>
            <text:p text:style-name="P109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2" table:number-columns-spanned="5" office:value-type="string">
            <text:p text:style-name="P62"><text:span text:style-name="T10">4</text:span> <text:span text:style-name="T4">Lugar y fecha de carga de la mercancia (lugar, país, fecha)</text:span></text:p>
            <text:p text:style-name="P67"><text:s text:c="3"/>Lieu et date de la prise en charge de la merchandise (leu, pays, date) </text:p>
            <text:p text:style-name="P67"><text:s text:c="3"/>Place and date of taking over the goods (place, country, date)</text:p>
            <text:p text:style-name="P110"><text:text-input text:description="&lt;o.x_cmr4&gt;"/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5.F4" table:number-rows-spanned="2" table:number-columns-spanned="6" office:value-type="string">
            <text:p text:style-name="P62"><draw:frame draw:style-name="fr1" draw:name="Marco20" text:anchor-type="paragraph" svg:x="5.212cm" svg:y="0.071cm" svg:width="5.112cm" draw:z-index="21"><draw:text-box fo:min-height="1.009cm"><text:p text:style-name="P117"><text:text-input text:description="&lt;o.x_cmr17&gt;"/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65"><text:s text:c="6"/>Transporteur<text:span text:style-name="T7">s successifs</text:span> (nom, adresse, pays)</text:p>
            <text:p text:style-name="P68"><text:s text:c="6"/>Successive arriers (name, address, country)</text:p>
            <text:p text:style-name="P74"/>
            <text:p text:style-name="P68"><draw:frame draw:style-name="fr1" draw:name="Marco21" text:anchor-type="paragraph" svg:x="5.262cm" svg:y="0.131cm" svg:width="5.112cm" draw:z-index="22"><draw:text-box fo:min-height="0.833cm"><text:p text:style-name="P118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62"><text:span text:style-name="T10">18 </text:span><text:span text:style-name="T7">Reservas y observaciones del porteador</text:span></text:p>
            <text:p text:style-name="P68"><text:s text:c="6"/>Reserves et observations du transporteur</text:p>
            <text:p text:style-name="P68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5">
          <table:table-cell table:style-name="Tabla5.A2" table:number-columns-spanned="5" office:value-type="string">
            <text:p text:style-name="P62"><draw:frame draw:style-name="fr1" draw:name="Marco22" text:anchor-type="paragraph" svg:x="2.267cm" svg:y="0.041cm" svg:width="5.112cm" draw:z-index="23"><draw:text-box fo:min-height="0.833cm"><text:p text:style-name="P111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67"><text:s text:c="3"/>Documents annexés</text:p>
            <text:p text:style-name="P69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62"><text:span text:style-name="T10">6</text:span> <text:s/><text:span text:style-name="T5">Marcas y números</text:span></text:p>
            <text:p text:style-name="P69"><text:s text:c="4"/>Marques et numeros</text:p>
            <text:p text:style-name="P69"><text:s text:c="4"/>Marks and Nos</text:p>
            <text:p text:style-name="P62"/>
            <text:p text:style-name="P62"><draw:frame draw:style-name="fr1" draw:name="Marco23" text:anchor-type="paragraph" svg:x="0.069cm" svg:y="0.122cm" svg:width="2.383cm" draw:z-index="24"><draw:text-box fo:min-height="6.726cm"><text:p text:style-name="P39"><text:text-input text:description="&lt;o.x_cmr6&gt;"/></text:p></draw:text-box></draw:frame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table-cell table:style-name="Tabla5.A2" office:value-type="string">
            <text:p text:style-name="P62"><text:span text:style-name="T10">7</text:span> <text:s/><text:span text:style-name="T5">Numero de bultos</text:span></text:p>
            <text:p text:style-name="P69"><text:s text:c="4"/>Nombre de colis</text:p>
            <text:p text:style-name="P69"><text:s text:c="4"/>Number of packages</text:p>
            <text:p text:style-name="P69"/>
            <text:p text:style-name="P69"><draw:frame draw:style-name="fr1" draw:name="Marco24" text:anchor-type="paragraph" svg:x="0.069cm" svg:y="0.122cm" svg:width="2.006cm" draw:z-index="25"><draw:text-box fo:min-height="6.726cm"><text:p text:style-name="P40"><text:text-input text:description="&lt;o.x_cmr7&gt;"/></text:p></draw:text-box></draw:frame></text:p>
          </table:table-cell>
          <table:table-cell table:style-name="Tabla5.A2" table:number-columns-spanned="2" office:value-type="string">
            <text:p text:style-name="P62"><text:span text:style-name="T10">8 </text:span><text:span text:style-name="T5">Clase de embalalaje</text:span></text:p>
            <text:p text:style-name="P69"><text:s text:c="3"/>Mode d´emballage</text:p>
            <text:p text:style-name="P69"><text:s text:c="3"/>Method of packing </text:p>
            <text:p text:style-name="P69"/>
            <text:p text:style-name="P69"><draw:frame draw:style-name="fr1" draw:name="Marco25" text:anchor-type="paragraph" svg:x="0.069cm" svg:y="0.122cm" svg:width="2.106cm" draw:z-index="26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5.A2" table:number-columns-spanned="2" office:value-type="string">
            <text:p text:style-name="P62"><text:span text:style-name="T10">9 <text:s/></text:span><text:span text:style-name="T5">Naturaleza de la mercancía</text:span></text:p>
            <text:p text:style-name="P69"><text:s text:c="4"/>Nature de la merchandise</text:p>
            <text:p text:style-name="P69"><text:s text:c="4"/>Nature of the goods</text:p>
            <text:p text:style-name="P69"/>
            <text:p text:style-name="P69"><draw:frame draw:style-name="fr1" draw:name="Marco26" text:anchor-type="paragraph" svg:x="0.069cm" svg:y="0.122cm" svg:width="3.327cm" draw:z-index="27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5.G6" table:number-rows-spanned="3" table:number-columns-spanned="2" office:value-type="string">
            <text:p text:style-name="P62"><text:span text:style-name="T10">10</text:span> <text:s/><text:span text:style-name="T5">Nº estadistico</text:span></text:p>
            <text:p text:style-name="P69"><text:s text:c="5"/>N.º statistique</text:p>
            <text:p text:style-name="P69"><text:s text:c="5"/>Statistical number</text:p>
            <text:p text:style-name="P69"/>
            <text:p text:style-name="P69"><draw:frame draw:style-name="fr1" draw:name="Marco27" text:anchor-type="paragraph" svg:x="0.069cm" svg:y="0.122cm" svg:width="1.799cm" draw:z-index="28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5.A2" table:number-rows-spanned="3" table:number-columns-spanned="2" office:value-type="string">
            <text:p text:style-name="P62"><text:span text:style-name="T10">11</text:span> <text:span text:style-name="T5">Peso bruto kg.</text:span></text:p>
            <text:p text:style-name="P69"><text:s text:c="4"/>Poids brut. kg.</text:p>
            <text:p text:style-name="P69"><text:s text:c="4"/>Ggross weight in kg</text:p>
            <text:p text:style-name="P69"/>
            <text:p text:style-name="P69"><draw:frame draw:style-name="fr1" draw:name="Marco28" text:anchor-type="paragraph" svg:x="0.069cm" svg:y="0.122cm" svg:width="1.799cm" draw:z-index="29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5.K8" table:number-rows-spanned="3" office:value-type="string">
            <text:p text:style-name="P62"><text:span text:style-name="T10">12 </text:span><text:span text:style-name="T5">Volumen m³</text:span></text:p>
            <text:p text:style-name="P69"><text:s text:c="6"/><text:span text:style-name="T11">C</text:span>ubage m³</text:p>
            <text:p text:style-name="P69"><text:s text:c="6"/><text:span text:style-name="T11">V</text:span>olume in m³</text:p>
            <text:p text:style-name="P69"/>
            <text:p text:style-name="P69"><draw:frame draw:style-name="fr1" draw:name="Marco29" text:anchor-type="paragraph" svg:x="0.069cm" svg:y="0.122cm" svg:width="1.799cm" draw:z-index="30"><draw:text-box fo:min-height="6.726cm"><text:p text:style-name="P40"><text:text-input text:description="&lt;o.x_cmr12&gt;"/></text:p></draw:text-box></draw:frame></text:p>
            <text:p text:style-name="P69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  <table:table-row table:style-name="Tabla5.7">
          <table:table-cell table:style-name="Tabla5.A2" office:value-type="string">
            <text:p text:style-name="P70">Classe</text:p>
            <text:p text:style-name="P70">class</text:p>
          </table:table-cell>
          <table:table-cell table:style-name="Tabla5.A2" office:value-type="string">
            <text:p text:style-name="P70">Chiffre</text:p>
            <text:p text:style-name="P70">Number</text:p>
          </table:table-cell>
          <table:table-cell table:style-name="Tabla5.A2" table:number-columns-spanned="2" office:value-type="string">
            <text:p text:style-name="P70">Lettre</text:p>
            <text:p text:style-name="P70">Letter</text:p>
          </table:table-cell>
          <table:covered-table-cell/>
          <table:table-cell table:style-name="Tabla5.A2" table:number-columns-spanned="2" office:value-type="string">
            <text:p text:style-name="P70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2" table:number-rows-spanned="3" table:number-columns-spanned="6" office:value-type="string">
            <text:p text:style-name="P62"><draw:frame draw:style-name="fr1" draw:name="Marco30" text:anchor-type="paragraph" svg:x="3.145cm" svg:y="0.275cm" svg:width="7.512cm" draw:z-index="31"><draw:text-box fo:min-height="1.559cm"><text:p text:style-name="P112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69"><text:s text:c="4"/>Instructions de l´expédi<text:span text:style-name="T6">teur </text:span></text:p>
            <text:p text:style-name="P65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J1" table:number-columns-spanned="5" office:value-type="string">
            <text:p text:style-name="P62"><text:span text:style-name="T10">19</text:span> <text:span text:style-name="T8">Estipulaciones particulares</text:span></text:p>
            <text:p text:style-name="P71"><text:s text:c="4"/>Conventions particulères</text:p>
            <text:p text:style-name="P71"><text:s text:c="4"/>Special agreements</text:p>
            <text:p text:style-name="P71"><text:s text:c="4"/>Sonstige vereinbarungen</text:p>
            <text:p text:style-name="P102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G11" table:number-rows-spanned="2" table:number-columns-spanned="5" office:value-type="string">
            <text:p text:style-name="P62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column table:style-name="Tabla6.F"/>
              <table:table-column table:style-name="Tabla6.G"/>
              <table:table-row>
                <table:table-cell table:style-name="Tabla6.A1" office:value-type="string">
                  <text:p text:style-name="P3"><text:span text:style-name="Emphasis"><text:span text:style-name="T19">20</text:span></text:span><text:span text:style-name="Emphasis"><text:span text:style-name="T18"> </text:span></text:span><text:span text:style-name="Emphasis"><text:span text:style-name="T20">A pagar por:</text:span></text:span></text:p>
                  <text:p text:style-name="P6"><text:span text:style-name="Emphasis"><text:span text:style-name="T18">To be paid by:</text:span></text:span></text:p>
                </table:table-cell>
                <table:table-cell table:style-name="Tabla6.A1" table:number-columns-spanned="2" office:value-type="string">
                  <text:p text:style-name="P6"><text:span text:style-name="Emphasis"><text:span text:style-name="T18">Remitente</text:span></text:span></text:p>
                  <text:p text:style-name="P6"><text:span text:style-name="Emphasis"><text:span text:style-name="T18">Senders</text:span></text:span></text:p>
                </table:table-cell>
                <table:covered-table-cell/>
                <table:table-cell table:style-name="Tabla6.A1" table:number-columns-spanned="2" office:value-type="string">
                  <text:p text:style-name="P6"><text:span text:style-name="Emphasis"><text:span text:style-name="T18">Moneda</text:span></text:span></text:p>
                  <text:p text:style-name="P6"><text:span text:style-name="Emphasis"><text:span text:style-name="T18">Curency</text:span></text:span></text:p>
                </table:table-cell>
                <table:covered-table-cell/>
                <table:table-cell table:style-name="Tabla6.F1" table:number-columns-spanned="2" office:value-type="string">
                  <text:p text:style-name="P6"><text:span text:style-name="Emphasis"><text:span text:style-name="T18">Consignatario</text:span></text:span></text:p>
                  <text:p text:style-name="P6"><text:span text:style-name="Emphasis"><text:span text:style-name="T18">Consignee</text:span></text:span></text:p>
                </table:table-cell>
                <table:covered-table-cell/>
              </table:table-row>
              <table:table-row table:style-name="Tabla6.2">
                <table:table-cell table:style-name="Tabla6.A2" office:value-type="string">
                  <text:p text:style-name="P6"><text:span text:style-name="Emphasis"><text:span text:style-name="T21">Precio del transporte</text:span></text:span></text:p>
                  <text:p text:style-name="P6"><text:span text:style-name="Emphasis"><text:span text:style-name="T21">Carriage charges</text:span></text:span></text:p>
                  <text:p text:style-name="P6"><text:span text:style-name="Emphasis"><text:span text:style-name="T21">Descuentos</text:span></text:span></text:p>
                  <text:p text:style-name="P6"><text:span text:style-name="Emphasis"><text:span text:style-name="T21">Deduction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3">
                <table:table-cell table:style-name="Tabla6.A2" table:number-rows-spanned="2" office:value-type="string">
                  <text:p text:style-name="P6"><text:span text:style-name="Emphasis"><text:span text:style-name="T21">Liquido / Balance</text:span></text:span></text:p>
                  <text:p text:style-name="P6"><text:span text:style-name="Emphasis"><text:span text:style-name="T21">Suplementos</text:span></text:span></text:p>
                  <text:p text:style-name="P6"><text:span text:style-name="Emphasis"><text:span text:style-name="T21">Supplem. Charges</text:span></text:span></text:p>
                  <text:p text:style-name="P6"><text:span text:style-name="Emphasis"><text:span text:style-name="T21"/></text:span></text:p>
                  <text:p text:style-name="P6"><text:span text:style-name="Emphasis"><text:span text:style-name="T21">Gastos accesorios</text:span></text:span></text:p>
                  <text:p text:style-name="P6"><text:span text:style-name="Emphasis"><text:span text:style-name="T21">Other charge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4">
                <table:covered-table-cell/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5">
                <table:table-cell table:style-name="Tabla6.A2" office:value-type="string">
                  <text:p text:style-name="P6"><text:span text:style-name="Emphasis"><text:span text:style-name="T18">TOTAL</text:span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G2" office:value-type="string">
                  <text:p text:style-name="P6"><text:span text:style-name="Emphasis"><text:span text:style-name="T18"/>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5.11">
          <table:table-cell table:style-name="Tabla5.A2" table:number-columns-spanned="6" office:value-type="string">
            <text:p text:style-name="P62"><text:span text:style-name="T10">14</text:span> <text:span text:style-name="T6">Forma <text:s/>de pago </text:span></text:p>
            <text:p text:style-name="P65"><text:s text:c="4"/>Preinscriptions d´affrenchissement</text:p>
            <text:p text:style-name="P65"><text:s text:c="4"/>Intructions as to payment for carriage</text:p>
            <text:p text:style-name="P65"><draw:frame draw:style-name="fr1" draw:name="Marco31" text:anchor-type="paragraph" svg:x="0.099cm" svg:y="0.092cm" svg:width="0.646cm" draw:z-index="32"><draw:text-box fo:min-height="1.559cm"><text:p text:style-name="P112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65"><text:s text:c="20"/>Porte pagado / Franco / Carriage paind</text:p>
            <text:p text:style-name="P65"><text:s text:c="3"/></text:p>
            <text:p text:style-name="P65"><text:s text:c="20"/>Porte debido / Non franco / Carriage forwoard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2">
          <table:table-cell table:style-name="Tabla5.A2" table:number-columns-spanned="2" office:value-type="string">
            <text:p text:style-name="P62"><draw:frame draw:style-name="fr1" draw:name="Marco32" text:anchor-type="paragraph" svg:x="1.633cm" svg:y="0.025cm" svg:width="3.325cm" draw:z-index="33"><draw:text-box fo:min-height="0.635cm"><text:p text:style-name="Frame_20_contents"><draw:frame draw:style-name="fr1" draw:name="Marco33" text:anchor-type="paragraph" svg:x="0cm" svg:y="0.041cm" svg:width="3.016cm" draw:z-index="34"><draw:text-box fo:min-height="0.455cm"><text:p text:style-name="P113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60"><text:s text:c="6"/><text:span text:style-name="T3">Etablie ás <text:s text:c="14"/></text:span></text:p>
            <text:p text:style-name="P60"><text:s text:c="6"/><text:span text:style-name="T3">Established in</text:span></text:p>
          </table:table-cell>
          <table:covered-table-cell/>
          <table:table-cell table:style-name="Tabla5.A2" table:number-columns-spanned="4" office:value-type="string">
            <text:p text:style-name="P61"><draw:frame draw:style-name="fr1" draw:name="Marco34" text:anchor-type="paragraph" svg:x="0.721cm" svg:y="0.025cm" svg:width="4.791cm" draw:z-index="35"><draw:text-box fo:min-height="0.661cm"><text:p text:style-name="Frame_20_contents"><draw:frame draw:style-name="fr1" draw:name="Marco35" text:anchor-type="paragraph" svg:x="0cm" svg:y="0.041cm" svg:width="3.667cm" draw:z-index="36"><draw:text-box fo:min-height="0.455cm"><text:p text:style-name="P114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61">le</text:p>
            <text:p text:style-name="P61">on</text:p>
          </table:table-cell>
          <table:covered-table-cell/>
          <table:covered-table-cell/>
          <table:covered-table-cell/>
          <table:table-cell table:style-name="Tabla5.G12" table:number-columns-spanned="5" office:value-type="string">
            <text:p text:style-name="P62"><text:span text:style-name="T10">15</text:span> <text:span text:style-name="T6">Reembolso / remborusament / cash on delivery</text:span></text:p>
            <text:p text:style-name="P121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5.13">
          <table:table-cell table:style-name="Tabla5.A13" table:number-columns-spanned="3" office:value-type="string">
            <text:p text:style-name="P62"><text:span text:style-name="T10">22</text:span> <text:span text:style-name="T1">Firma y Sello del Remitente</text:span></text:p>
            <text:p text:style-name="P60"><text:s text:c="6"/>Signature et timbre de l’expéditeur</text:p>
            <text:p text:style-name="P60"><text:s text:c="6"/>Signature and stamp of sender</text:p>
            <text:p text:style-name="P60"><draw:frame draw:style-name="fr1" draw:name="Marco36" text:anchor-type="paragraph" svg:x="0.099cm" svg:y="0.092cm" svg:width="5.11cm" draw:z-index="37"><draw:text-box fo:min-height="1.198cm"><text:p text:style-name="P11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5.D13" table:number-columns-spanned="4" office:value-type="string">
            <text:p text:style-name="P62"><text:span text:style-name="T10">23</text:span> <text:span text:style-name="T1">Firma y Sello del Transportista</text:span></text:p>
            <text:p text:style-name="P60"><text:s text:c="6"/>Signature et timbre de transporteur</text:p>
            <text:p text:style-name="P60"><text:s text:c="6"/>Signature and stamp of the carrier</text:p>
            <text:p text:style-name="P60"><draw:frame draw:style-name="fr1" draw:name="Marco37" text:anchor-type="paragraph" svg:x="0.099cm" svg:y="0.092cm" svg:width="5.11cm" draw:z-index="38"><draw:text-box fo:min-height="1.198cm"><text:p text:style-name="P11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5.H13" table:number-columns-spanned="4" office:value-type="string">
            <text:p text:style-name="P62"><text:span text:style-name="T10">24</text:span> <text:span text:style-name="T1">Firma y Sello del Consignatario</text:span></text:p>
            <text:p text:style-name="P60"><text:s text:c="6"/>Signature et timbre de destinataire</text:p>
            <text:p text:style-name="P60"><text:s text:c="6"/>Signature and stamp of the consignee</text:p>
            <text:p text:style-name="P60"><draw:frame draw:style-name="fr1" draw:name="Marco38" text:anchor-type="paragraph" svg:x="0.099cm" svg:y="0.092cm" svg:width="5.11cm" draw:z-index="39"><draw:text-box fo:min-height="1.198cm"><text:p text:style-name="P11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10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2"><draw:frame text:anchor-type="paragraph" draw:z-index="40" draw:name="Forma1" draw:style-name="gr2" draw:text-style-name="P132" svg:width="20.764cm" svg:height="0.98cm" draw:transform="rotate (1.56817833291691) translate (-1.14476388888889cm 21.1366805555556cm)"><draw:text-box><text:p><text:span text:style-name="T43">A rellenar bajo la responsabilidad del remitente</text:span><text:span text:style-name="T43"><text:tab/></text:span><text:span text:style-name="T43"><text:tab/></text:span><text:span text:style-name="T43">ambos inclusive y</text:span><text:span text:style-name="T43"><text:tab/></text:span><text:span text:style-name="T43"><text:tab/></text:span><text:span text:style-name="T43"><text:tab/></text:span><text:span text:style-name="T43">lLos recuadros en línea gruesa deben ser rellenados por el portador</text:span></text:p><text:p><text:span text:style-name="T43">A remplir sous la responsabilité de l´expéditeur</text:span><text:span text:style-name="T43"><text:tab/></text:span><text:span text:style-name="T44">1 – 15</text:span><text:span text:style-name="T44"><text:tab/></text:span><text:span text:style-name="T45">y compris et</text:span><text:span text:style-name="T45"><text:tab/></text:span><text:span text:style-name="T46"><text:tab/></text:span><text:span text:style-name="T44">19+21+22</text:span><text:span text:style-name="T46"><text:tab/></text:span><text:span text:style-name="T45">Les parties encadrées de lignes grosses doivent ètre remplies par le transporteur</text:span></text:p><text:p><text:span text:style-name="T45">To be completed on the sender´s responsability</text:span><text:span text:style-name="T45"><text:tab/></text:span><text:span text:style-name="T45"><text:tab/></text:span><text:span text:style-name="T45">including and </text:span><text:span text:style-name="T45"><text:tab/></text:span><text:span text:style-name="T45"><text:tab/></text:span><text:span text:style-name="T45"><text:tab/></text:span><text:span text:style-name="T45">The space framed with heavy lines must be filled in by the carrier</text:span></text:p></draw:text-box></draw:frame>3</text:p>
          </table:table-cell>
          <table:table-cell table:style-name="Tabla7.B1" office:value-type="string">
            <text:p text:style-name="P99">Ejemplar para el <text:span text:style-name="T22">Porteador</text:span></text:p>
            <text:p text:style-name="P96">Exemplaire d<text:span text:style-name="T17">u transporteur</text:span></text:p>
            <text:p text:style-name="P96">Copy for <text:span text:style-name="T22">carrier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column table:style-name="Tabla8.I"/>
        <table:table-column table:style-name="Tabla8.J"/>
        <table:table-column table:style-name="Tabla8.K"/>
        <table:table-row table:style-name="Tabla8.1">
          <table:table-cell table:style-name="Tabla8.A1" table:number-columns-spanned="5" office:value-type="string">
            <text:p text:style-name="P88"><text:span text:style-name="T9">1</text:span> <text:s/>Remitente (nombre,domicilio,país)</text:p>
            <text:p text:style-name="P88"><text:s text:c="5"/>Expéditeur (nom,adresse,pays)</text:p>
            <text:p text:style-name="P88"><text:s text:c="5"/>Sender (name,address,country)</text:p>
            <text:p text:style-name="P107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8.A1" table:number-columns-spanned="4" office:value-type="string">
            <text:p text:style-name="P85"><draw:custom-shape text:anchor-type="paragraph" draw:z-index="41" draw:name="Oval 1" draw:style-name="gr3" draw:text-style-name="P131" svg:width="2.156cm" svg:height="1.216cm" svg:x="4.184cm" svg:y="0.115cm"><text:p text:style-name="P128"><text:span text:style-name="T42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85">CARTA DE PORTE INTERNACIONAL</text:p>
            <text:p text:style-name="P85">LETTRE DE VOITURE INTERNATIONALE</text:p>
            <text:p text:style-name="P85">INTERNATIONAL CONSIGMENT NOTE</text:p>
            <text:p text:style-name="P85"/>
          </table:table-cell>
          <table:covered-table-cell/>
          <table:covered-table-cell/>
          <table:covered-table-cell/>
          <table:table-cell table:style-name="Tabla8.J1" table:number-columns-spanned="2" office:value-type="string">
            <text:p text:style-name="P90">Este transporte queda sometido, no obstante toda cláusula contraria, al Convenio sobre el Contrato de Transporte Internacional de Mercancías por Carretera (CMR)</text:p>
            <text:p text:style-name="P91">Ce Transport est soumis, non obstant toute clause contraire, à la Convention relative au contrat de transport international de marchandises par route (CMR)</text:p>
            <text:p text:style-name="P91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8.A2" table:number-columns-spanned="5" office:value-type="string">
            <text:p text:style-name="P76"><text:span text:style-name="T10">2</text:span> <text:span text:style-name="T4">Consignatario (nombre, domicilio, país)</text:span></text:p>
            <text:p text:style-name="P76"><text:s text:c="3"/><text:span text:style-name="T4">Destinataire (nom, adresse, pays)</text:span></text:p>
            <text:p text:style-name="P76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76"/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77"><text:span text:style-name="T10">16</text:span> <text:span text:style-name="T6">Porteador (nombre, domicilio, país)</text:span></text:p>
            <text:p text:style-name="P79"><text:s text:c="6"/>Transporteur (nom, adresse, pays)</text:p>
            <text:p text:style-name="P79"><text:s text:c="6"/>Carrier (name, address, country)</text:p>
            <text:p text:style-name="P33"><text:text-input text:description="&lt;o.x_cmr16&gt;"/></text:p>
            <text:p text:style-name="P116"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3">
          <table:table-cell table:style-name="Tabla8.A2" table:number-columns-spanned="5" office:value-type="string">
            <text:p text:style-name="P76"><text:span text:style-name="T10">3</text:span> <text:span text:style-name="T4">Lugar de entrega de la mercancía (lugar, país)</text:span></text:p>
            <text:p text:style-name="P83"><text:s text:c="3"/>Lieu prévu pour la livrasion de la marchansise (lieu, pays)</text:p>
            <text:p text:style-name="P83"><text:s text:c="3"/>Place of delivery of de goods (place, country)</text:p>
            <text:p text:style-name="P109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4">
          <table:table-cell table:style-name="Tabla8.A2" table:number-columns-spanned="5" office:value-type="string">
            <text:p text:style-name="P76"><text:span text:style-name="T10">4</text:span> <text:span text:style-name="T4">Lugar y fecha de carga de la mercancia (lugar, país, fecha)</text:span></text:p>
            <text:p text:style-name="P83"><text:s text:c="3"/>Lieu et date de la prise en charge de la merchandise (leu, pays, date) </text:p>
            <text:p text:style-name="P83"><text:s text:c="3"/>Place and date of taking over the goods (place, country, date)</text:p>
            <text:p text:style-name="P124"><text:text-input text:description="&lt;o.x_cmr4&gt;"/><text:span text:style-name="T27"><text:text-input text:description="&lt;o.x_cmr4&gt;"/></text:span><text:span text:style-name="T32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76"><draw:frame draw:style-name="fr1" draw:name="Marco39" text:anchor-type="paragraph" svg:x="5.212cm" svg:y="0.071cm" svg:width="5.112cm" draw:z-index="42"><draw:text-box fo:min-height="1.009cm"><text:p text:style-name="P117"><text:text-input text:description="&lt;o.x_cmr17&gt;"/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78"><text:s text:c="6"/>Transporteur<text:span text:style-name="T7">s successifs</text:span> (nom, adresse, pays)</text:p>
            <text:p text:style-name="P84"><text:s text:c="6"/>Successive arriers (name, address, country)</text:p>
            <text:p text:style-name="P89"/>
            <text:p text:style-name="P84"><draw:frame draw:style-name="fr1" draw:name="Marco40" text:anchor-type="paragraph" svg:x="5.262cm" svg:y="0.131cm" svg:width="5.112cm" draw:z-index="43"><draw:text-box fo:min-height="0.833cm"><text:p text:style-name="P118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76"><text:span text:style-name="T10">18 </text:span><text:span text:style-name="T7">Reservas y observaciones del porteador</text:span></text:p>
            <text:p text:style-name="P84"><text:s text:c="6"/>Reserves et observations du transporteur</text:p>
            <text:p text:style-name="P84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5">
          <table:table-cell table:style-name="Tabla8.A2" table:number-columns-spanned="5" office:value-type="string">
            <text:p text:style-name="P76"><draw:frame draw:style-name="fr1" draw:name="Marco41" text:anchor-type="paragraph" svg:x="2.267cm" svg:y="0.041cm" svg:width="5.112cm" draw:z-index="44"><draw:text-box fo:min-height="0.833cm"><text:p text:style-name="P111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83"><text:s text:c="3"/>Documents annexés</text:p>
            <text:p text:style-name="P80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6">
          <table:table-cell table:style-name="Tabla8.A2" office:value-type="string">
            <text:p text:style-name="P76"><text:span text:style-name="T10">6</text:span> <text:s/><text:span text:style-name="T5">Marcas y números</text:span></text:p>
            <text:p text:style-name="P80"><text:s text:c="4"/>Marques et numeros</text:p>
            <text:p text:style-name="P80"><text:s text:c="4"/>Marks and Nos</text:p>
            <text:p text:style-name="P76"/>
            <text:p text:style-name="P76"><draw:frame draw:style-name="fr1" draw:name="Marco42" text:anchor-type="paragraph" svg:x="0.069cm" svg:y="0.122cm" svg:width="2.383cm" draw:z-index="45"><draw:text-box fo:min-height="6.726cm"><text:p text:style-name="P39"><text:text-input text:description="&lt;o.x_cmr6&gt;"/></text:p></draw:text-box></draw:frame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table-cell table:style-name="Tabla8.A2" office:value-type="string">
            <text:p text:style-name="P76"><text:span text:style-name="T10">7</text:span> <text:s/><text:span text:style-name="T5">Numero de bultos</text:span></text:p>
            <text:p text:style-name="P80"><text:s text:c="4"/>Nombre de colis</text:p>
            <text:p text:style-name="P80"><text:s text:c="4"/>Number of packages</text:p>
            <text:p text:style-name="P80"/>
            <text:p text:style-name="P80"><draw:frame draw:style-name="fr1" draw:name="Marco43" text:anchor-type="paragraph" svg:x="0.069cm" svg:y="0.122cm" svg:width="2.006cm" draw:z-index="46"><draw:text-box fo:min-height="6.726cm"><text:p text:style-name="P40"><text:text-input text:description="&lt;o.x_cmr7&gt;"/></text:p></draw:text-box></draw:frame></text:p>
          </table:table-cell>
          <table:table-cell table:style-name="Tabla8.A2" table:number-columns-spanned="2" office:value-type="string">
            <text:p text:style-name="P76"><text:span text:style-name="T10">8 </text:span><text:span text:style-name="T5">Clase de embalalaje</text:span></text:p>
            <text:p text:style-name="P80"><text:s text:c="3"/>Mode d´emballage</text:p>
            <text:p text:style-name="P80"><text:s text:c="3"/>Method of packing </text:p>
            <text:p text:style-name="P80"/>
            <text:p text:style-name="P80"><draw:frame draw:style-name="fr1" draw:name="Marco44" text:anchor-type="paragraph" svg:x="0.069cm" svg:y="0.122cm" svg:width="2.106cm" draw:z-index="47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8.A2" table:number-columns-spanned="2" office:value-type="string">
            <text:p text:style-name="P76"><text:span text:style-name="T10">9 <text:s/></text:span><text:span text:style-name="T5">Naturaleza de la mercancía</text:span></text:p>
            <text:p text:style-name="P80"><text:s text:c="4"/>Nature de la merchandise</text:p>
            <text:p text:style-name="P80"><text:s text:c="4"/>Nature of the goods</text:p>
            <text:p text:style-name="P80"/>
            <text:p text:style-name="P80"><draw:frame draw:style-name="fr1" draw:name="Marco45" text:anchor-type="paragraph" svg:x="0.069cm" svg:y="0.122cm" svg:width="3.327cm" draw:z-index="48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8.G6" table:number-rows-spanned="3" table:number-columns-spanned="2" office:value-type="string">
            <text:p text:style-name="P76"><text:span text:style-name="T10">10</text:span> <text:s/><text:span text:style-name="T5">Nº estadistico</text:span></text:p>
            <text:p text:style-name="P80"><text:s text:c="5"/>N.º statistique</text:p>
            <text:p text:style-name="P80"><text:s text:c="5"/>Statistical number</text:p>
            <text:p text:style-name="P80"/>
            <text:p text:style-name="P80"><draw:frame draw:style-name="fr1" draw:name="Marco46" text:anchor-type="paragraph" svg:x="0.069cm" svg:y="0.122cm" svg:width="1.799cm" draw:z-index="49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8.A2" table:number-rows-spanned="3" table:number-columns-spanned="2" office:value-type="string">
            <text:p text:style-name="P76"><text:span text:style-name="T10">11</text:span> <text:span text:style-name="T5">Peso bruto kg.</text:span></text:p>
            <text:p text:style-name="P80"><text:s text:c="4"/>Poids brut. kg.</text:p>
            <text:p text:style-name="P80"><text:s text:c="4"/>Ggross weight in kg</text:p>
            <text:p text:style-name="P80"/>
            <text:p text:style-name="P80"><draw:frame draw:style-name="fr1" draw:name="Marco47" text:anchor-type="paragraph" svg:x="0.069cm" svg:y="0.122cm" svg:width="1.799cm" draw:z-index="50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8.F2" table:number-rows-spanned="3" office:value-type="string">
            <text:p text:style-name="P76"><text:span text:style-name="T10">12 </text:span><text:span text:style-name="T5">Volumen m³</text:span></text:p>
            <text:p text:style-name="P80"><text:s text:c="6"/><text:span text:style-name="T11">C</text:span>ubage m³</text:p>
            <text:p text:style-name="P80"><text:s text:c="6"/><text:span text:style-name="T11">V</text:span>olume in m³</text:p>
            <text:p text:style-name="P80"/>
            <text:p text:style-name="P80"><draw:frame draw:style-name="fr1" draw:name="Marco48" text:anchor-type="paragraph" svg:x="0.069cm" svg:y="0.122cm" svg:width="1.799cm" draw:z-index="51"><draw:text-box fo:min-height="6.726cm"><text:p text:style-name="P40"><text:text-input text:description="&lt;o.x_cmr12&gt;"/></text:p></draw:text-box></draw:frame></text:p>
            <text:p text:style-name="P80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</table:table-row>
        <table:table-row table:style-name="Tabla8.7">
          <table:table-cell table:style-name="Tabla8.A2" office:value-type="string">
            <text:p text:style-name="P82">Classe</text:p>
            <text:p text:style-name="P82">class</text:p>
          </table:table-cell>
          <table:table-cell table:style-name="Tabla8.A2" office:value-type="string">
            <text:p text:style-name="P82">Chiffre</text:p>
            <text:p text:style-name="P82">Number</text:p>
          </table:table-cell>
          <table:table-cell table:style-name="Tabla8.A2" table:number-columns-spanned="2" office:value-type="string">
            <text:p text:style-name="P82">Lettre</text:p>
            <text:p text:style-name="P82">Letter</text:p>
          </table:table-cell>
          <table:covered-table-cell/>
          <table:table-cell table:style-name="Tabla8.A2" table:number-columns-spanned="2" office:value-type="string">
            <text:p text:style-name="P82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8">
          <table:table-cell table:style-name="Tabla8.A2" table:number-rows-spanned="3" table:number-columns-spanned="6" office:value-type="string">
            <text:p text:style-name="P76"><draw:frame draw:style-name="fr1" draw:name="Marco49" text:anchor-type="paragraph" svg:x="3.145cm" svg:y="0.275cm" svg:width="7.512cm" draw:z-index="52"><draw:text-box fo:min-height="1.559cm"><text:p text:style-name="P112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80"><text:s text:c="4"/>Instructions de l´expédi<text:span text:style-name="T6">teur </text:span></text:p>
            <text:p text:style-name="P78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columns-spanned="5" office:value-type="string">
            <text:p text:style-name="P76"><text:span text:style-name="T10">19</text:span> <text:span text:style-name="T8">Estipulaciones particulares</text:span></text:p>
            <text:p text:style-name="P81"><text:s text:c="4"/>Conventions particulères</text:p>
            <text:p text:style-name="P81"><text:s text:c="4"/>Special agreements</text:p>
            <text:p text:style-name="P81"><text:s text:c="4"/>Sonstige vereinbarungen</text:p>
            <text:p text:style-name="P103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rows-spanned="2" table:number-columns-spanned="5" office:value-type="string">
            <text:p text:style-name="P76"/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column table:style-name="Tabla9.F"/>
              <table:table-column table:style-name="Tabla9.G"/>
              <table:table-row>
                <table:table-cell table:style-name="Tabla9.A1" office:value-type="string">
                  <text:p text:style-name="P4"><text:span text:style-name="Emphasis"><text:span text:style-name="T24">20</text:span></text:span><text:span text:style-name="Emphasis"><text:span text:style-name="T23"> </text:span></text:span><text:span text:style-name="Emphasis"><text:span text:style-name="T25">A pagar por:</text:span></text:span></text:p>
                  <text:p text:style-name="P7"><text:span text:style-name="Emphasis"><text:span text:style-name="T23">To be paid by:</text:span></text:span></text:p>
                </table:table-cell>
                <table:table-cell table:style-name="Tabla9.A1" table:number-columns-spanned="2" office:value-type="string">
                  <text:p text:style-name="P7"><text:span text:style-name="Emphasis"><text:span text:style-name="T23">Remitente</text:span></text:span></text:p>
                  <text:p text:style-name="P7"><text:span text:style-name="Emphasis"><text:span text:style-name="T23">Senders</text:span></text:span></text:p>
                </table:table-cell>
                <table:covered-table-cell/>
                <table:table-cell table:style-name="Tabla9.A1" table:number-columns-spanned="2" office:value-type="string">
                  <text:p text:style-name="P7"><text:span text:style-name="Emphasis"><text:span text:style-name="T23">Moneda</text:span></text:span></text:p>
                  <text:p text:style-name="P7"><text:span text:style-name="Emphasis"><text:span text:style-name="T23">Curency</text:span></text:span></text:p>
                </table:table-cell>
                <table:covered-table-cell/>
                <table:table-cell table:style-name="Tabla9.F1" table:number-columns-spanned="2" office:value-type="string">
                  <text:p text:style-name="P7"><text:span text:style-name="Emphasis"><text:span text:style-name="T23">Consignatario</text:span></text:span></text:p>
                  <text:p text:style-name="P7"><text:span text:style-name="Emphasis"><text:span text:style-name="T23">Consignee</text:span></text:span></text:p>
                </table:table-cell>
                <table:covered-table-cell/>
              </table:table-row>
              <table:table-row table:style-name="Tabla9.2">
                <table:table-cell table:style-name="Tabla9.A2" office:value-type="string">
                  <text:p text:style-name="P7"><text:span text:style-name="Emphasis"><text:span text:style-name="T26">Precio del transporte</text:span></text:span></text:p>
                  <text:p text:style-name="P7"><text:span text:style-name="Emphasis"><text:span text:style-name="T26">Carriage charges</text:span></text:span></text:p>
                  <text:p text:style-name="P7"><text:span text:style-name="Emphasis"><text:span text:style-name="T26">Descuentos</text:span></text:span></text:p>
                  <text:p text:style-name="P7"><text:span text:style-name="Emphasis"><text:span text:style-name="T26">Deduction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3">
                <table:table-cell table:style-name="Tabla9.A2" table:number-rows-spanned="2" office:value-type="string">
                  <text:p text:style-name="P7"><text:span text:style-name="Emphasis"><text:span text:style-name="T26">Liquido / Balance</text:span></text:span></text:p>
                  <text:p text:style-name="P7"><text:span text:style-name="Emphasis"><text:span text:style-name="T26">Suplementos</text:span></text:span></text:p>
                  <text:p text:style-name="P7"><text:span text:style-name="Emphasis"><text:span text:style-name="T26">Supplem. Charges</text:span></text:span></text:p>
                  <text:p text:style-name="P7"><text:span text:style-name="Emphasis"><text:span text:style-name="T26"/></text:span></text:p>
                  <text:p text:style-name="P7"><text:span text:style-name="Emphasis"><text:span text:style-name="T26">Gastos accesorios</text:span></text:span></text:p>
                  <text:p text:style-name="P7"><text:span text:style-name="Emphasis"><text:span text:style-name="T26">Other charge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4">
                <table:covered-table-cell/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5">
                <table:table-cell table:style-name="Tabla9.A2" office:value-type="string">
                  <text:p text:style-name="P7"><text:span text:style-name="Emphasis"><text:span text:style-name="T23">TOTAL</text:span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G2" office:value-type="string">
                  <text:p text:style-name="P7"><text:span text:style-name="Emphasis"><text:span text:style-name="T23"/></text:span></text:p>
                </table:table-cell>
              </table:table-row>
            </table:table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a8.11">
          <table:table-cell table:style-name="Tabla8.A2" table:number-columns-spanned="6" office:value-type="string">
            <text:p text:style-name="P76"><text:span text:style-name="T10">14</text:span> <text:span text:style-name="T6">Forma <text:s/>de pago </text:span></text:p>
            <text:p text:style-name="P78"><text:s text:c="4"/>Preinscriptions d´affrenchissement</text:p>
            <text:p text:style-name="P78"><text:s text:c="4"/>Intructions as to payment for carriage</text:p>
            <text:p text:style-name="P78"><draw:frame draw:style-name="fr1" draw:name="Marco50" text:anchor-type="paragraph" svg:x="0.099cm" svg:y="0.092cm" svg:width="0.646cm" draw:z-index="53"><draw:text-box fo:min-height="1.559cm"><text:p text:style-name="P112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78"><text:s text:c="20"/>Porte pagado / Franco / Carriage paind</text:p>
            <text:p text:style-name="P78"><text:s text:c="3"/></text:p>
            <text:p text:style-name="P78"><text:s text:c="20"/>Porte debido / Non franco / Carriage forwoard</text:p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2">
          <table:table-cell table:style-name="Tabla8.A2" table:number-columns-spanned="2" office:value-type="string">
            <text:p text:style-name="P76"><draw:frame draw:style-name="fr1" draw:name="Marco51" text:anchor-type="paragraph" svg:x="1.633cm" svg:y="0.025cm" svg:width="3.325cm" draw:z-index="54"><draw:text-box fo:min-height="0.635cm"><text:p text:style-name="Frame_20_contents"><draw:frame draw:style-name="fr1" draw:name="Marco52" text:anchor-type="paragraph" svg:x="0cm" svg:y="0.041cm" svg:width="3.196cm" draw:z-index="55"><draw:text-box fo:min-height="0.455cm"><text:p text:style-name="P113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86"><text:s text:c="6"/><text:span text:style-name="T3">Etablie ás <text:s text:c="14"/></text:span></text:p>
            <text:p text:style-name="P86"><text:s text:c="6"/><text:span text:style-name="T3">Established in</text:span></text:p>
          </table:table-cell>
          <table:covered-table-cell/>
          <table:table-cell table:style-name="Tabla8.A2" table:number-columns-spanned="4" office:value-type="string">
            <text:p text:style-name="P87"><draw:frame draw:style-name="fr1" draw:name="Marco53" text:anchor-type="paragraph" svg:x="0.721cm" svg:y="0.025cm" svg:width="5.101cm" draw:z-index="56"><draw:text-box fo:min-height="0.651cm"><text:p text:style-name="Frame_20_contents"><draw:frame draw:style-name="fr1" draw:name="Marco54" text:anchor-type="paragraph" svg:x="0cm" svg:y="0.041cm" svg:width="3.667cm" draw:z-index="57"><draw:text-box fo:min-height="0.455cm"><text:p text:style-name="P114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87">le</text:p>
            <text:p text:style-name="P87">on</text:p>
          </table:table-cell>
          <table:covered-table-cell/>
          <table:covered-table-cell/>
          <table:covered-table-cell/>
          <table:table-cell table:style-name="Tabla8.F2" table:number-columns-spanned="5" office:value-type="string">
            <text:p text:style-name="P76"><text:span text:style-name="T10">15</text:span> <text:span text:style-name="T6">Reembolso / remborusament / cash on delivery</text:span></text:p>
            <text:p text:style-name="P121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8.13">
          <table:table-cell table:style-name="Tabla8.A2" table:number-columns-spanned="3" office:value-type="string">
            <text:p text:style-name="P76"><text:span text:style-name="T10">22</text:span> <text:span text:style-name="T1">Firma y Sello del Remitente</text:span></text:p>
            <text:p text:style-name="P86"><text:s text:c="6"/>Signature et timbre de l’expéditeur</text:p>
            <text:p text:style-name="P86"><text:s text:c="6"/>Signature and stamp of sender</text:p>
            <text:p text:style-name="P86"><draw:frame draw:style-name="fr1" draw:name="Marco55" text:anchor-type="paragraph" svg:x="0.099cm" svg:y="0.092cm" svg:width="5.11cm" draw:z-index="58"><draw:text-box fo:min-height="1.198cm"><text:p text:style-name="P11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8.A2" table:number-columns-spanned="4" office:value-type="string">
            <text:p text:style-name="P76"><text:span text:style-name="T10">23</text:span> <text:span text:style-name="T1">Firma y Sello del Transportista</text:span></text:p>
            <text:p text:style-name="P86"><text:s text:c="6"/>Signature et timbre de transporteur</text:p>
            <text:p text:style-name="P86"><text:s text:c="6"/>Signature and stamp of the carrier</text:p>
            <text:p text:style-name="P86"><draw:frame draw:style-name="fr1" draw:name="Marco56" text:anchor-type="paragraph" svg:x="0.099cm" svg:y="0.092cm" svg:width="5.11cm" draw:z-index="59"><draw:text-box fo:min-height="1.198cm"><text:p text:style-name="P11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8.F2" table:number-columns-spanned="4" office:value-type="string">
            <text:p text:style-name="P76"><text:span text:style-name="T10">24</text:span> <text:span text:style-name="T1">Firma y Sello del Consignatario</text:span></text:p>
            <text:p text:style-name="P86"><text:s text:c="6"/>Signature et timbre de destinataire</text:p>
            <text:p text:style-name="P86"><text:s text:c="6"/>Signature and stamp of the consignee</text:p>
            <text:p text:style-name="P86"><draw:frame draw:style-name="fr1" draw:name="Marco57" text:anchor-type="paragraph" svg:x="0.099cm" svg:y="0.092cm" svg:width="5.11cm" draw:z-index="60"><draw:text-box fo:min-height="1.198cm"><text:p text:style-name="P11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10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3"><draw:frame text:anchor-type="paragraph" draw:z-index="61" draw:name="Forma1" draw:style-name="gr2" draw:text-style-name="P130" svg:width="20.764cm" svg:height="0.98cm" draw:transform="rotate (1.56817833291691) translate (-1.14476388888889cm 21.1366805555556cm)"><draw:text-box><text:p><text:span text:style-name="T38">A rellenar bajo la responsabilidad del remitente</text:span><text:span text:style-name="T38"><text:tab/></text:span><text:span text:style-name="T38"><text:tab/></text:span><text:span text:style-name="T38">ambos inclusive y</text:span><text:span text:style-name="T38"><text:tab/></text:span><text:span text:style-name="T38"><text:tab/></text:span><text:span text:style-name="T38"><text:tab/></text:span><text:span text:style-name="T38">lLos recuadros en línea gruesa deben ser rellenados por el portador</text:span></text:p><text:p><text:span text:style-name="T38">A remplir sous la responsabilité de l´expéditeur</text:span><text:span text:style-name="T38"><text:tab/></text:span><text:span text:style-name="T39">1 – 15</text:span><text:span text:style-name="T39"><text:tab/></text:span><text:span text:style-name="T40">y compris et</text:span><text:span text:style-name="T40"><text:tab/></text:span><text:span text:style-name="T41"><text:tab/></text:span><text:span text:style-name="T39">19+21+22</text:span><text:span text:style-name="T41"><text:tab/></text:span><text:span text:style-name="T40">Les parties encadrées de lignes grosses doivent ètre remplies par le transporteur</text:span></text:p><text:p><text:span text:style-name="T40">To be completed on the sender´s responsability</text:span><text:span text:style-name="T40"><text:tab/></text:span><text:span text:style-name="T40"><text:tab/></text:span><text:span text:style-name="T40">including and </text:span><text:span text:style-name="T40"><text:tab/></text:span><text:span text:style-name="T40"><text:tab/></text:span><text:span text:style-name="T40"><text:tab/></text:span><text:span text:style-name="T40">The space framed with heavy lines must be filled in by the carrier</text:span></text:p></draw:text-box></draw:frame>4</text:p>
          </table:table-cell>
          <table:table-cell table:style-name="Tabla10.B1" office:value-type="string">
            <text:p text:style-name="P100">Copia Interna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row table:style-name="Tabla11.1">
          <table:table-cell table:style-name="Tabla11.A1" table:number-columns-spanned="5" office:value-type="string">
            <text:p text:style-name="P56"><text:span text:style-name="T9">1</text:span> <text:s/>Remitente (nombre,domicilio,país)</text:p>
            <text:p text:style-name="P56"><text:s text:c="5"/>Expéditeur (nom,adresse,pays)</text:p>
            <text:p text:style-name="P56"><text:s text:c="5"/>Sender (name,address,country)</text:p>
            <text:p text:style-name="P107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11.A1" table:number-columns-spanned="4" office:value-type="string">
            <text:p text:style-name="P53"><draw:custom-shape text:anchor-type="paragraph" draw:z-index="62" draw:name="Oval 1" draw:style-name="gr1" draw:text-style-name="P129" svg:width="2.156cm" svg:height="1.216cm" svg:x="4.184cm" svg:y="0.115cm"><text:p text:style-name="P128"><text:span text:style-name="T37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3">CARTA DE PORTE INTERNACIONAL</text:p>
            <text:p text:style-name="P53">LETTRE DE VOITURE INTERNATIONALE</text:p>
            <text:p text:style-name="P53">INTERNATIONAL CONSIGMENT NOTE</text:p>
            <text:p text:style-name="P53"/>
          </table:table-cell>
          <table:covered-table-cell/>
          <table:covered-table-cell/>
          <table:covered-table-cell/>
          <table:table-cell table:style-name="Tabla11.J1" table:number-columns-spanned="2" office:value-type="string">
            <text:p text:style-name="P57">Este transporte queda sometido, no obstante toda cláusula contraria, al Convenio sobre el Contrato de Transporte Internacional de Mercancías por Carretera (CMR)</text:p>
            <text:p text:style-name="P58">Ce Transport est soumis, non obstant toute clause contraire, à la Convention relative au contrat de transport international de marchandises par route (CMR)</text:p>
            <text:p text:style-name="P58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11.A2" table:number-columns-spanned="5" office:value-type="string">
            <text:p text:style-name="P44"><text:span text:style-name="T10">2</text:span> <text:span text:style-name="T4">Consignatario (nombre, domicilio, país)</text:span></text:p>
            <text:p text:style-name="P44"><text:s text:c="3"/><text:span text:style-name="T4">Destinataire (nom, adresse, pays)</text:span></text:p>
            <text:p text:style-name="P44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44"/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6" office:value-type="string">
            <text:p text:style-name="P45"><text:span text:style-name="T10">16</text:span> <text:span text:style-name="T6">Porteador (nombre, domicilio, país)</text:span></text:p>
            <text:p text:style-name="P47"><text:s text:c="6"/>Transporteur (nom, adresse, pays)</text:p>
            <text:p text:style-name="P47"><text:s text:c="6"/>Carrier (name, address, country)</text:p>
            <text:p text:style-name="P33"><text:text-input text:description="&lt;o.x_cmr16&gt;"/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.3">
          <table:table-cell table:style-name="Tabla11.A2" table:number-columns-spanned="5" office:value-type="string">
            <text:p text:style-name="P44"><text:span text:style-name="T10">3</text:span> <text:span text:style-name="T4">Lugar de entrega de la mercancía (lugar, país)</text:span></text:p>
            <text:p text:style-name="P51"><text:s text:c="3"/>Lieu prévu pour la livrasion de la marchansise (lieu, pays)</text:p>
            <text:p text:style-name="P51"><text:s text:c="3"/>Place of delivery of de goods (place, country)</text:p>
            <text:p text:style-name="P109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4">
          <table:table-cell table:style-name="Tabla11.A2" table:number-columns-spanned="5" office:value-type="string">
            <text:p text:style-name="P44"><text:span text:style-name="T10">4</text:span> <text:span text:style-name="T4">Lugar y fecha de carga de la mercancia (lugar, país, fecha)</text:span></text:p>
            <text:p text:style-name="P51"><text:s text:c="3"/>Lieu et date de la prise en charge de la merchandise (leu, pays, date) </text:p>
            <text:p text:style-name="P51"><text:s text:c="3"/>Place and date of taking over the goods (place, country, date)</text:p>
            <text:p text:style-name="P37"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6" office:value-type="string">
            <text:p text:style-name="P44"><draw:frame draw:style-name="fr1" draw:name="Marco58" text:anchor-type="paragraph" svg:x="5.212cm" svg:y="0.071cm" svg:width="5.112cm" draw:z-index="63"><draw:text-box fo:min-height="1.009cm"><text:p text:style-name="P117"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46"><text:s text:c="6"/>Transporteur<text:span text:style-name="T7">s successifs</text:span> (nom, adresse, pays)</text:p>
            <text:p text:style-name="P52"><text:s text:c="6"/>Successive arriers (name, address, country)</text:p>
            <text:p text:style-name="P29"/>
            <text:p text:style-name="P52"><draw:frame draw:style-name="fr1" draw:name="Marco59" text:anchor-type="paragraph" svg:x="5.262cm" svg:y="0.131cm" svg:width="5.112cm" draw:z-index="64"><draw:text-box fo:min-height="0.833cm"><text:p text:style-name="P118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44"><text:span text:style-name="T10">18 </text:span><text:span text:style-name="T7">Reservas y observaciones del porteador</text:span></text:p>
            <text:p text:style-name="P52"><text:s text:c="6"/>Reserves et observations du transporteur</text:p>
            <text:p text:style-name="P52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.5">
          <table:table-cell table:style-name="Tabla11.A2" table:number-columns-spanned="5" office:value-type="string">
            <text:p text:style-name="P44"><draw:frame draw:style-name="fr1" draw:name="Marco60" text:anchor-type="paragraph" svg:x="2.267cm" svg:y="0.041cm" svg:width="5.112cm" draw:z-index="65"><draw:text-box fo:min-height="0.833cm"><text:p text:style-name="P111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51"><text:s text:c="3"/>Documents annexés</text:p>
            <text:p text:style-name="P48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6">
          <table:table-cell table:style-name="Tabla11.A2" office:value-type="string">
            <text:p text:style-name="P44"><text:span text:style-name="T10">6</text:span> <text:s/><text:span text:style-name="T5">Marcas y números</text:span></text:p>
            <text:p text:style-name="P48"><text:s text:c="4"/>Marques et numeros</text:p>
            <text:p text:style-name="P48"><text:s text:c="4"/>Marks and Nos</text:p>
            <text:p text:style-name="P44"/>
            <text:p text:style-name="P44"><draw:frame draw:style-name="fr1" draw:name="Marco61" text:anchor-type="paragraph" svg:x="0.069cm" svg:y="0.122cm" svg:width="2.383cm" draw:z-index="66"><draw:text-box fo:min-height="6.726cm"><text:p text:style-name="P39"><text:text-input text:description="&lt;o.x_cmr6&gt;"/></text:p></draw:text-box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table-cell table:style-name="Tabla11.A2" office:value-type="string">
            <text:p text:style-name="P44"><text:span text:style-name="T10">7</text:span> <text:s/><text:span text:style-name="T5">Numero de bultos</text:span></text:p>
            <text:p text:style-name="P48"><text:s text:c="4"/>Nombre de colis</text:p>
            <text:p text:style-name="P48"><text:s text:c="4"/>Number of packages</text:p>
            <text:p text:style-name="P48"/>
            <text:p text:style-name="P48"><draw:frame draw:style-name="fr1" draw:name="Marco62" text:anchor-type="paragraph" svg:x="0.069cm" svg:y="0.122cm" svg:width="2.006cm" draw:z-index="67"><draw:text-box fo:min-height="6.726cm"><text:p text:style-name="P40"><text:text-input text:description="&lt;o.x_cmr7&gt;"/></text:p></draw:text-box></draw:frame></text:p>
          </table:table-cell>
          <table:table-cell table:style-name="Tabla11.A2" table:number-columns-spanned="2" office:value-type="string">
            <text:p text:style-name="P44"><text:span text:style-name="T10">8 </text:span><text:span text:style-name="T5">Clase de embalalaje</text:span></text:p>
            <text:p text:style-name="P48"><text:s text:c="3"/>Mode d´emballage</text:p>
            <text:p text:style-name="P48"><text:s text:c="3"/>Method of packing </text:p>
            <text:p text:style-name="P48"/>
            <text:p text:style-name="P48"><draw:frame draw:style-name="fr1" draw:name="Marco63" text:anchor-type="paragraph" svg:x="0.069cm" svg:y="0.122cm" svg:width="2.106cm" draw:z-index="68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11.A2" table:number-columns-spanned="2" office:value-type="string">
            <text:p text:style-name="P44"><text:span text:style-name="T10">9 <text:s/></text:span><text:span text:style-name="T5">Naturaleza de la mercancía</text:span></text:p>
            <text:p text:style-name="P48"><text:s text:c="4"/>Nature de la merchandise</text:p>
            <text:p text:style-name="P48"><text:s text:c="4"/>Nature of the goods</text:p>
            <text:p text:style-name="P48"/>
            <text:p text:style-name="P48"><draw:frame draw:style-name="fr1" draw:name="Marco64" text:anchor-type="paragraph" svg:x="0.069cm" svg:y="0.122cm" svg:width="3.327cm" draw:z-index="69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11.G6" table:number-rows-spanned="3" table:number-columns-spanned="2" office:value-type="string">
            <text:p text:style-name="P44"><text:span text:style-name="T10">10</text:span> <text:s/><text:span text:style-name="T5">Nº estadistico</text:span></text:p>
            <text:p text:style-name="P48"><text:s text:c="5"/>N.º statistique</text:p>
            <text:p text:style-name="P48"><text:s text:c="5"/>Statistical number</text:p>
            <text:p text:style-name="P48"/>
            <text:p text:style-name="P48"><draw:frame draw:style-name="fr1" draw:name="Marco65" text:anchor-type="paragraph" svg:x="0.069cm" svg:y="0.122cm" svg:width="1.799cm" draw:z-index="70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11.A2" table:number-rows-spanned="3" table:number-columns-spanned="2" office:value-type="string">
            <text:p text:style-name="P44"><text:span text:style-name="T10">11</text:span> <text:span text:style-name="T5">Peso bruto kg.</text:span></text:p>
            <text:p text:style-name="P48"><text:s text:c="4"/>Poids brut. kg.</text:p>
            <text:p text:style-name="P48"><text:s text:c="4"/>Ggross weight in kg</text:p>
            <text:p text:style-name="P48"/>
            <text:p text:style-name="P48"><draw:frame draw:style-name="fr1" draw:name="Marco66" text:anchor-type="paragraph" svg:x="0.069cm" svg:y="0.122cm" svg:width="1.799cm" draw:z-index="71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11.F2" table:number-rows-spanned="3" office:value-type="string">
            <text:p text:style-name="P44"><text:span text:style-name="T10">12 </text:span><text:span text:style-name="T5">Volumen m³</text:span></text:p>
            <text:p text:style-name="P48"><text:s text:c="6"/><text:span text:style-name="T11">C</text:span>ubage m³</text:p>
            <text:p text:style-name="P48"><text:s text:c="6"/><text:span text:style-name="T11">V</text:span>olume in m³</text:p>
            <text:p text:style-name="P48"/>
            <text:p text:style-name="P48"><draw:frame draw:style-name="fr1" draw:name="Marco67" text:anchor-type="paragraph" svg:x="0.069cm" svg:y="0.122cm" svg:width="1.799cm" draw:z-index="72"><draw:text-box fo:min-height="6.726cm"><text:p text:style-name="P40"><text:text-input text:description="&lt;o.x_cmr12&gt;"/></text:p></draw:text-box></draw:frame></text:p>
            <text:p text:style-name="P48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</table:table-row>
        <table:table-row table:style-name="Tabla11.7">
          <table:table-cell table:style-name="Tabla11.A2" office:value-type="string">
            <text:p text:style-name="P50">Classe</text:p>
            <text:p text:style-name="P50">class</text:p>
          </table:table-cell>
          <table:table-cell table:style-name="Tabla11.A2" office:value-type="string">
            <text:p text:style-name="P50">Chiffre</text:p>
            <text:p text:style-name="P50">Number</text:p>
          </table:table-cell>
          <table:table-cell table:style-name="Tabla11.A2" table:number-columns-spanned="2" office:value-type="string">
            <text:p text:style-name="P50">Lettre</text:p>
            <text:p text:style-name="P50">Letter</text:p>
          </table:table-cell>
          <table:covered-table-cell/>
          <table:table-cell table:style-name="Tabla11.A2" table:number-columns-spanned="2" office:value-type="string">
            <text:p text:style-name="P50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8">
          <table:table-cell table:style-name="Tabla11.A2" table:number-rows-spanned="3" table:number-columns-spanned="6" office:value-type="string">
            <text:p text:style-name="P44"><draw:frame draw:style-name="fr1" draw:name="Marco68" text:anchor-type="paragraph" svg:x="3.145cm" svg:y="0.275cm" svg:width="7.512cm" draw:z-index="73"><draw:text-box fo:min-height="1.559cm"><text:p text:style-name="P112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48"><text:s text:c="4"/>Instructions de l´expédi<text:span text:style-name="T6">teur </text:span></text:p>
            <text:p text:style-name="P46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columns-spanned="5" office:value-type="string">
            <text:p text:style-name="P44"><text:span text:style-name="T10">19</text:span> <text:span text:style-name="T8">Estipulaciones particulares</text:span></text:p>
            <text:p text:style-name="P49"><text:s text:c="4"/>Conventions particulères</text:p>
            <text:p text:style-name="P49"><text:s text:c="4"/>Special agreements</text:p>
            <text:p text:style-name="P49"><text:s text:c="4"/>Sonstige vereinbarungen</text:p>
            <text:p text:style-name="P104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rows-spanned="2" table:number-columns-spanned="5" office:value-type="string">
            <text:p text:style-name="P44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column table:style-name="Tabla12.E"/>
              <table:table-column table:style-name="Tabla12.F"/>
              <table:table-column table:style-name="Tabla12.G"/>
              <table:table-row>
                <table:table-cell table:style-name="Tabla12.A1" office:value-type="string">
                  <text:p text:style-name="P4"><text:span text:style-name="Emphasis"><text:span text:style-name="T28">20</text:span></text:span><text:span text:style-name="Emphasis"><text:span text:style-name="T27"> </text:span></text:span><text:span text:style-name="Emphasis"><text:span text:style-name="T29">A pagar por:</text:span></text:span></text:p>
                  <text:p text:style-name="P7"><text:span text:style-name="Emphasis"><text:span text:style-name="T27">To be paid by:</text:span></text:span></text:p>
                </table:table-cell>
                <table:table-cell table:style-name="Tabla12.A1" table:number-columns-spanned="2" office:value-type="string">
                  <text:p text:style-name="P7"><text:span text:style-name="Emphasis"><text:span text:style-name="T27">Remitente</text:span></text:span></text:p>
                  <text:p text:style-name="P7"><text:span text:style-name="Emphasis"><text:span text:style-name="T27">Senders</text:span></text:span></text:p>
                </table:table-cell>
                <table:covered-table-cell/>
                <table:table-cell table:style-name="Tabla12.A1" table:number-columns-spanned="2" office:value-type="string">
                  <text:p text:style-name="P7"><text:span text:style-name="Emphasis"><text:span text:style-name="T27">Moneda</text:span></text:span></text:p>
                  <text:p text:style-name="P7"><text:span text:style-name="Emphasis"><text:span text:style-name="T27">Curency</text:span></text:span></text:p>
                </table:table-cell>
                <table:covered-table-cell/>
                <table:table-cell table:style-name="Tabla12.F1" table:number-columns-spanned="2" office:value-type="string">
                  <text:p text:style-name="P7"><text:span text:style-name="Emphasis"><text:span text:style-name="T27">Consignatario</text:span></text:span></text:p>
                  <text:p text:style-name="P7"><text:span text:style-name="Emphasis"><text:span text:style-name="T27">Consignee</text:span></text:span></text:p>
                </table:table-cell>
                <table:covered-table-cell/>
              </table:table-row>
              <table:table-row table:style-name="Tabla12.2">
                <table:table-cell table:style-name="Tabla12.A2" office:value-type="string">
                  <text:p text:style-name="P7"><text:span text:style-name="Emphasis"><text:span text:style-name="T30">Precio del transporte</text:span></text:span></text:p>
                  <text:p text:style-name="P7"><text:span text:style-name="Emphasis"><text:span text:style-name="T30">Carriage charges</text:span></text:span></text:p>
                  <text:p text:style-name="P7"><text:span text:style-name="Emphasis"><text:span text:style-name="T30">Descuentos</text:span></text:span></text:p>
                  <text:p text:style-name="P7"><text:span text:style-name="Emphasis"><text:span text:style-name="T30">Deduction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3">
                <table:table-cell table:style-name="Tabla12.A2" table:number-rows-spanned="2" office:value-type="string">
                  <text:p text:style-name="P7"><text:span text:style-name="Emphasis"><text:span text:style-name="T30">Liquido / Balance</text:span></text:span></text:p>
                  <text:p text:style-name="P7"><text:span text:style-name="Emphasis"><text:span text:style-name="T30">Suplementos</text:span></text:span></text:p>
                  <text:p text:style-name="P7"><text:span text:style-name="Emphasis"><text:span text:style-name="T30">Supplem. Charges</text:span></text:span></text:p>
                  <text:p text:style-name="P7"><text:span text:style-name="Emphasis"><text:span text:style-name="T30"/></text:span></text:p>
                  <text:p text:style-name="P7"><text:span text:style-name="Emphasis"><text:span text:style-name="T30">Gastos accesorios</text:span></text:span></text:p>
                  <text:p text:style-name="P7"><text:span text:style-name="Emphasis"><text:span text:style-name="T30">Other charge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4">
                <table:covered-table-cell/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5">
                <table:table-cell table:style-name="Tabla12.A2" office:value-type="string">
                  <text:p text:style-name="P7"><text:span text:style-name="Emphasis"><text:span text:style-name="T27">TOTAL</text:span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G2" office:value-type="string">
                  <text:p text:style-name="P7"><text:span text:style-name="Emphasis"><text:span text:style-name="T27"/></text:span></text:p>
                </table:table-cell>
              </table:table-row>
            </table:table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a11.11">
          <table:table-cell table:style-name="Tabla11.A2" table:number-columns-spanned="6" office:value-type="string">
            <text:p text:style-name="P44"><text:span text:style-name="T10">14</text:span> <text:span text:style-name="T6">Forma <text:s/>de pago </text:span></text:p>
            <text:p text:style-name="P46"><text:s text:c="4"/>Preinscriptions d´affrenchissement</text:p>
            <text:p text:style-name="P46"><text:s text:c="4"/>Intructions as to payment for carriage</text:p>
            <text:p text:style-name="P46"><draw:frame draw:style-name="fr1" draw:name="Marco69" text:anchor-type="paragraph" svg:x="0.099cm" svg:y="0.092cm" svg:width="0.646cm" draw:z-index="74"><draw:text-box fo:min-height="1.559cm"><text:p text:style-name="P41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46"><text:s text:c="20"/>Porte pagado / Franco / Carriage paind</text:p>
            <text:p text:style-name="P46"><text:s text:c="3"/></text:p>
            <text:p text:style-name="P46"><text:s text:c="20"/>Porte debido / Non franco / Carriage forwoard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12">
          <table:table-cell table:style-name="Tabla11.A2" table:number-columns-spanned="2" office:value-type="string">
            <text:p text:style-name="P44"><draw:frame draw:style-name="fr1" draw:name="Marco70" text:anchor-type="paragraph" svg:x="1.633cm" svg:y="0.025cm" svg:width="3.309cm" draw:z-index="75"><draw:text-box fo:min-height="0.635cm"><text:p text:style-name="Frame_20_contents"><draw:frame draw:style-name="fr1" draw:name="Marco71" text:anchor-type="paragraph" svg:x="0cm" svg:y="0.041cm" svg:width="3.196cm" draw:z-index="76"><draw:text-box fo:min-height="0.455cm"><text:p text:style-name="P41"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54"><text:s text:c="6"/><text:span text:style-name="T3">Etablie ás <text:s text:c="14"/></text:span></text:p>
            <text:p text:style-name="P54"><text:s text:c="6"/><text:span text:style-name="T3">Established in</text:span></text:p>
          </table:table-cell>
          <table:covered-table-cell/>
          <table:table-cell table:style-name="Tabla11.A2" table:number-columns-spanned="4" office:value-type="string">
            <text:p text:style-name="P55"><draw:frame draw:style-name="fr1" draw:name="Marco72" text:anchor-type="paragraph" svg:x="0.721cm" svg:y="0.025cm" svg:width="5.036cm" draw:z-index="77"><draw:text-box fo:min-height="0.676cm"><text:p text:style-name="Frame_20_contents"><draw:frame draw:style-name="fr1" draw:name="Marco73" text:anchor-type="paragraph" svg:x="0cm" svg:y="0.041cm" svg:width="3.667cm" draw:z-index="78"><draw:text-box fo:min-height="0.455cm"><text:p text:style-name="P114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55">le</text:p>
            <text:p text:style-name="P55">on</text:p>
          </table:table-cell>
          <table:covered-table-cell/>
          <table:covered-table-cell/>
          <table:covered-table-cell/>
          <table:table-cell table:style-name="Tabla11.F2" table:number-columns-spanned="5" office:value-type="string">
            <text:p text:style-name="P44"><text:span text:style-name="T10">15</text:span> <text:span text:style-name="T6">Reembolso / remborusament / cash on delivery</text:span></text:p>
            <text:p text:style-name="P121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1.13">
          <table:table-cell table:style-name="Tabla11.A2" table:number-columns-spanned="3" office:value-type="string">
            <text:p text:style-name="P44"><text:span text:style-name="T10">22</text:span> <text:span text:style-name="T1">Firma y Sello del Remitente</text:span></text:p>
            <text:p text:style-name="P54"><text:s text:c="6"/>Signature et timbre de l’expéditeur</text:p>
            <text:p text:style-name="P54"><text:s text:c="6"/>Signature and stamp of sender</text:p>
            <text:p text:style-name="P54"><draw:frame draw:style-name="fr1" draw:name="Marco74" text:anchor-type="paragraph" svg:x="0.099cm" svg:y="0.092cm" svg:width="5.11cm" draw:z-index="79"><draw:text-box fo:min-height="1.198cm"><text:p text:style-name="P11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11.A2" table:number-columns-spanned="4" office:value-type="string">
            <text:p text:style-name="P44"><text:span text:style-name="T10">23</text:span> <text:span text:style-name="T1">Firma y Sello del Transportista</text:span></text:p>
            <text:p text:style-name="P54"><text:s text:c="6"/>Signature et timbre de transporteur</text:p>
            <text:p text:style-name="P54"><text:s text:c="6"/>Signature and stamp of the carrier</text:p>
            <text:p text:style-name="P54"><draw:frame draw:style-name="fr1" draw:name="Marco75" text:anchor-type="paragraph" svg:x="0.099cm" svg:y="0.092cm" svg:width="5.11cm" draw:z-index="80"><draw:text-box fo:min-height="1.198cm"><text:p text:style-name="P42"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11.F2" table:number-columns-spanned="4" office:value-type="string">
            <text:p text:style-name="P44"><text:span text:style-name="T10">24</text:span> <text:span text:style-name="T1">Firma y Sello del Consignatario</text:span></text:p>
            <text:p text:style-name="P54"><text:s text:c="6"/>Signature et timbre de destinataire</text:p>
            <text:p text:style-name="P54"><text:s text:c="6"/>Signature and stamp of the consignee</text:p>
            <text:p text:style-name="P54"><draw:frame draw:style-name="fr1" draw:name="Marco76" text:anchor-type="paragraph" svg:x="0.099cm" svg:y="0.092cm" svg:width="5.11cm" draw:z-index="81"><draw:text-box fo:min-height="1.198cm"><text:p text:style-name="P11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106"><text:a xlink:type="simple" xlink:href="py3o:///for" text:style-name="Internet_20_link" text:visited-style-name="Visited_20_Internet_20_Link"><text:span text:style-name="T3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2" svg:font-family="'Liberation Serif'" style:font-pitch="variable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5cm" style:type="center"/>
          <style:tab-stop style:position="19.6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7cm" fo:margin-bottom="0.586cm" fo:margin-left="0.635cm" fo:margin-right="0.6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09T16:08:52.263000000</meta:creation-date>
    <dc:date>2020-07-13T08:41:54.928000000</dc:date>
    <meta:editing-duration>PT8H19M55S</meta:editing-duration>
    <meta:editing-cycles>72</meta:editing-cycles>
    <meta:generator>LibreOffice/6.4.0.3$Windows_X86_64 LibreOffice_project/b0a288ab3d2d4774cb44b62f04d5d28733ac6df8</meta:generator>
    <meta:print-date>2019-01-10T17:39:00.498000000</meta:print-date>
    <meta:document-statistic meta:table-count="12" meta:image-count="0" meta:object-count="0" meta:page-count="4" meta:paragraph-count="533" meta:word-count="2334" meta:character-count="14894" meta:non-whitespace-character-count="11782"/>
  </office:meta>
</office:document-meta>
</file>